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2" svg:font-family="'Lohit Devanagari'"/>
    <style:font-face style:name="Courier New" svg:font-family="'Courier New'" style:font-family-generic="modern"/>
    <style:font-face style:name="Noto Serif CJK SC" svg:font-family="'Noto Serif CJK SC'" style:font-pitch="variable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1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я1" style:family="table">
      <style:table-properties style:width="16.953cm" fo:margin-left="-0.199cm" table:align="left" style:writing-mode="lr-tb"/>
    </style:style>
    <style:style style:name="Таблиця1.A" style:family="table-column">
      <style:table-column-properties style:column-width="5.096cm"/>
    </style:style>
    <style:style style:name="Таблиця1.B" style:family="table-column">
      <style:table-column-properties style:column-width="5.743cm"/>
    </style:style>
    <style:style style:name="Таблиця1.C" style:family="table-column">
      <style:table-column-properties style:column-width="6.114cm"/>
    </style:style>
    <style:style style:name="Таблиця1.1" style:family="table-row">
      <style:table-row-properties style:min-row-height="0.564cm" fo:keep-together="auto"/>
    </style:style>
    <style:style style:name="Таблиця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1.2" style:family="table-row">
      <style:table-row-properties style:min-row-height="0.58cm" fo:keep-together="auto"/>
    </style:style>
    <style:style style:name="Таблиця1.3" style:family="table-row">
      <style:table-row-properties style:min-row-height="0.379cm" fo:keep-together="auto"/>
    </style:style>
    <style:style style:name="Таблиця1.4" style:family="table-row">
      <style:table-row-properties style:min-row-height="1.718cm" fo:keep-together="auto"/>
    </style:style>
    <style:style style:name="Таблиця2" style:family="table">
      <style:table-properties style:width="16.926cm" fo:margin-left="-0.199cm" table:align="left" style:writing-mode="lr-tb"/>
    </style:style>
    <style:style style:name="Таблиця2.A" style:family="table-column">
      <style:table-column-properties style:column-width="1.926cm"/>
    </style:style>
    <style:style style:name="Таблиця2.B" style:family="table-column">
      <style:table-column-properties style:column-width="9.296cm"/>
    </style:style>
    <style:style style:name="Таблиця2.C" style:family="table-column">
      <style:table-column-properties style:column-width="5.704cm"/>
    </style:style>
    <style:style style:name="Таблиця2.1" style:family="table-row">
      <style:table-row-properties style:min-row-height="1.229cm" fo:keep-together="auto"/>
    </style:style>
    <style:style style:name="Таблиця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2.2" style:family="table-row">
      <style:table-row-properties style:min-row-height="0.815cm" fo:keep-together="auto"/>
    </style:style>
    <style:style style:name="Таблиця2.3" style:family="table-row">
      <style:table-row-properties style:min-row-height="0.39cm" fo:keep-together="auto"/>
    </style:style>
    <style:style style:name="Таблиця2.4" style:family="table-row">
      <style:table-row-properties style:min-row-height="0.423cm" fo:keep-together="auto"/>
    </style:style>
    <style:style style:name="Таблиця3" style:family="table">
      <style:table-properties style:width="19.727cm" fo:margin-left="-2.353cm" table:align="left" style:writing-mode="lr-tb"/>
    </style:style>
    <style:style style:name="Таблиця3.A" style:family="table-column">
      <style:table-column-properties style:column-width="1.293cm"/>
    </style:style>
    <style:style style:name="Таблиця3.B" style:family="table-column">
      <style:table-column-properties style:column-width="2.205cm"/>
    </style:style>
    <style:style style:name="Таблиця3.C" style:family="table-column">
      <style:table-column-properties style:column-width="8.527cm"/>
    </style:style>
    <style:style style:name="Таблиця3.D" style:family="table-column">
      <style:table-column-properties style:column-width="7.703cm"/>
    </style:style>
    <style:style style:name="Таблиця3.1" style:family="table-row">
      <style:table-row-properties style:min-row-height="0.702cm" fo:keep-together="auto"/>
    </style:style>
    <style:style style:name="Таблиця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C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3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я3.2" style:family="table-row">
      <style:table-row-properties style:min-row-height="1.155cm" fo:keep-together="auto"/>
    </style:style>
    <style:style style:name="Таблиця3.3" style:family="table-row">
      <style:table-row-properties style:min-row-height="0.746cm" fo:keep-together="auto"/>
    </style:style>
    <style:style style:name="Таблиця3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3.4" style:family="table-row">
      <style:table-row-properties style:min-row-height="2.9cm" fo:keep-together="auto"/>
    </style:style>
    <style:style style:name="Таблиця3.5" style:family="table-row">
      <style:table-row-properties style:min-row-height="3.314cm" fo:keep-together="auto"/>
    </style:style>
    <style:style style:name="Таблиця4" style:family="table">
      <style:table-properties style:width="19.403cm" fo:margin-left="-2.03cm" table:align="left" style:writing-mode="lr-tb"/>
    </style:style>
    <style:style style:name="Таблиця4.A" style:family="table-column">
      <style:table-column-properties style:column-width="1.588cm"/>
    </style:style>
    <style:style style:name="Таблиця4.B" style:family="table-column">
      <style:table-column-properties style:column-width="1.205cm"/>
    </style:style>
    <style:style style:name="Таблиця4.C" style:family="table-column">
      <style:table-column-properties style:column-width="14.406cm"/>
    </style:style>
    <style:style style:name="Таблиця4.D" style:family="table-column">
      <style:table-column-properties style:column-width="2.205cm"/>
    </style:style>
    <style:style style:name="Таблиця4.1" style:family="table-row">
      <style:table-row-properties style:min-row-height="1.233cm" fo:keep-together="auto"/>
    </style:style>
    <style:style style:name="Таблиця4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4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Таблиця4.2" style:family="table-row">
      <style:table-row-properties style:min-row-height="0.734cm" fo:keep-together="auto"/>
    </style:style>
    <style:style style:name="Таблиця4.3" style:family="table-row">
      <style:table-row-properties style:min-row-height="0.337cm" fo:keep-together="auto"/>
    </style:style>
    <style:style style:name="Таблиця4.4" style:family="table-row">
      <style:table-row-properties style:min-row-height="0.503cm" fo:keep-together="auto"/>
    </style:style>
    <style:style style:name="Таблиця4.5" style:family="table-row">
      <style:table-row-properties style:min-row-height="0.363cm" fo:keep-together="auto"/>
    </style:style>
    <style:style style:name="Таблиця4.6" style:family="table-row">
      <style:table-row-properties style:min-row-height="0.529cm" fo:keep-together="auto"/>
    </style:style>
    <style:style style:name="Таблиця4.A7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Таблиця4.D7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Таблиця4.8" style:family="table-row">
      <style:table-row-properties style:min-row-height="1.044cm" fo:keep-together="auto"/>
    </style:style>
    <style:style style:name="Таблиця4.11" style:family="table-row">
      <style:table-row-properties style:min-row-height="0.847cm" fo:keep-together="auto"/>
    </style:style>
    <style:style style:name="Таблиця4.13" style:family="table-row">
      <style:table-row-properties style:min-row-height="0.39cm" fo:keep-together="auto"/>
    </style:style>
    <style:style style:name="Таблиця4.14" style:family="table-row">
      <style:table-row-properties style:min-row-height="0.45cm" fo:keep-together="auto"/>
    </style:style>
    <style:style style:name="Таблиця4.15" style:family="table-row">
      <style:table-row-properties style:min-row-height="0.582cm" fo:keep-together="auto"/>
    </style:style>
    <style:style style:name="Таблиця4.17" style:family="table-row">
      <style:table-row-properties style:min-row-height="0.688cm" fo:keep-together="auto"/>
    </style:style>
    <style:style style:name="Таблиця4.18" style:family="table-row">
      <style:table-row-properties style:min-row-height="0.265cm" fo:keep-together="auto"/>
    </style:style>
    <style:style style:name="Таблиця4.21" style:family="table-row">
      <style:table-row-properties style:min-row-height="0.436cm" fo:keep-together="auto"/>
    </style:style>
    <style:style style:name="Таблиця4.C2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я5" style:family="table">
      <style:table-properties style:width="18.556cm" fo:margin-left="-1.528cm" table:align="left" style:writing-mode="lr-tb"/>
    </style:style>
    <style:style style:name="Таблиця5.A" style:family="table-column">
      <style:table-column-properties style:column-width="1.61cm"/>
    </style:style>
    <style:style style:name="Таблиця5.B" style:family="table-column">
      <style:table-column-properties style:column-width="7.9cm"/>
    </style:style>
    <style:style style:name="Таблиця5.C" style:family="table-column">
      <style:table-column-properties style:column-width="1.753cm"/>
    </style:style>
    <style:style style:name="Таблиця5.D" style:family="table-column">
      <style:table-column-properties style:column-width="1.752cm"/>
    </style:style>
    <style:style style:name="Таблиця5.E" style:family="table-column">
      <style:table-column-properties style:column-width="1.759cm"/>
    </style:style>
    <style:style style:name="Таблиця5.G" style:family="table-column">
      <style:table-column-properties style:column-width="2.03cm"/>
    </style:style>
    <style:style style:name="Таблиця5.1" style:family="table-row">
      <style:table-row-properties style:min-row-height="1.736cm" fo:keep-together="auto"/>
    </style:style>
    <style:style style:name="Таблиця5.A1" style:family="table-cell">
      <style:table-cell-properties style:vertical-align="top" fo:padding="0cm" fo:border-left="1.5pt solid #000000" fo:border-right="none" fo:border-top="1.5pt solid #000000" fo:border-bottom="0.5pt solid #000000" style:writing-mode="lr-tb"/>
    </style:style>
    <style:style style:name="Таблиця5.B1" style:family="table-cell">
      <style:table-cell-properties style:vertical-align="top" fo:padding="0cm" fo:border-left="0.75pt solid #000000" fo:border-right="none" fo:border-top="0.75pt solid #000000" fo:border-bottom="0.5pt solid #000000" style:writing-mode="lr-tb"/>
    </style:style>
    <style:style style:name="Таблиця5.C1" style:family="table-cell">
      <style:table-cell-properties style:vertical-align="top" fo:padding="0cm" fo:border-left="0.75pt solid #000000" fo:border-right="none" fo:border-top="1.5pt solid #000000" fo:border-bottom="0.5pt solid #000000" style:writing-mode="lr-tb"/>
    </style:style>
    <style:style style:name="Таблиця5.E1" style:family="table-cell">
      <style:table-cell-properties style:vertical-align="top" fo:padding="0cm" fo:border-left="0.75pt solid #000000" fo:border-right="none" fo:border-top="1.5pt solid #000000" fo:border-bottom="0.75pt solid #000000" style:writing-mode="lr-tb"/>
    </style:style>
    <style:style style:name="Таблиця5.G1" style:family="table-cell">
      <style:table-cell-properties style:vertical-align="top" fo:padding="0cm" fo:border-left="0.75pt solid #000000" fo:border-right="0.5pt solid #000000" fo:border-top="1.5pt solid #000000" fo:border-bottom="0.75pt solid #000000" style:writing-mode="lr-tb"/>
    </style:style>
    <style:style style:name="Таблиця5.2" style:family="table-row">
      <style:table-row-properties style:min-row-height="1.508cm" fo:keep-together="auto"/>
    </style:style>
    <style:style style:name="Таблиця5.A2" style:family="table-cell">
      <style:table-cell-properties style:vertical-align="middle" fo:padding="0cm" fo:border-left="1.5pt solid #000000" fo:border-right="none" fo:border-top="0.5pt solid #000000" fo:border-bottom="0.25pt solid #000000" style:writing-mode="lr-tb"/>
    </style:style>
    <style:style style:name="Таблиця5.B2" style:family="table-cell">
      <style:table-cell-properties style:vertical-align="middle" fo:padding="0cm" fo:border-left="0.75pt solid #000000" fo:border-right="none" fo:border-top="0.5pt solid #000000" fo:border-bottom="0.25pt solid #000000" style:writing-mode="lr-tb"/>
    </style:style>
    <style:style style:name="Таблиця5.G2" style:family="table-cell">
      <style:table-cell-properties style:vertical-align="top" fo:padding="0cm" fo:border-left="0.75pt solid #000000" fo:border-right="1.5pt solid #000000" fo:border-top="0.75pt solid #000000" fo:border-bottom="0.5pt solid #000000" style:writing-mode="lr-tb"/>
    </style:style>
    <style:style style:name="Таблиця5.3" style:family="table-row">
      <style:table-row-properties style:min-row-height="1.111cm" fo:keep-together="auto"/>
    </style:style>
    <style:style style:name="Таблиця5.A3" style:family="table-cell">
      <style:table-cell-properties style:vertical-align="top" fo:padding="0cm" fo:border-left="1.5pt solid #000000" fo:border-right="none" fo:border-top="0.25pt solid #000000" fo:border-bottom="0.5pt solid #000000" style:writing-mode="lr-tb"/>
    </style:style>
    <style:style style:name="Таблиця5.B3" style:family="table-cell">
      <style:table-cell-properties style:vertical-align="top" fo:padding="0cm" fo:border-left="0.75pt solid #000000" fo:border-right="none" fo:border-top="0.25pt solid #000000" fo:border-bottom="0.5pt solid #000000" style:writing-mode="lr-tb"/>
    </style:style>
    <style:style style:name="Таблиця5.E3" style:family="table-cell">
      <style:table-cell-properties style:vertical-align="top" fo:padding="0cm" fo:border-left="0.5pt solid #000000" fo:border-right="none" fo:border-top="0.25pt solid #000000" fo:border-bottom="0.5pt solid #000000" style:writing-mode="lr-tb"/>
    </style:style>
    <style:style style:name="Таблиця5.G3" style:family="table-cell">
      <style:table-cell-properties style:vertical-align="top" fo:padding="0cm" fo:border-left="0.75pt solid #000000" fo:border-right="1.5pt solid #000000" fo:border-top="0.25pt solid #000000" fo:border-bottom="0.5pt solid #000000" style:writing-mode="lr-tb"/>
    </style:style>
    <style:style style:name="Таблиця5.4" style:family="table-row">
      <style:table-row-properties style:min-row-height="1.138cm" fo:keep-together="auto"/>
    </style:style>
    <style:style style:name="Таблиця5.A4" style:family="table-cell">
      <style:table-cell-properties style:vertical-align="top" fo:padding="0cm" fo:border-left="1.5pt solid #000000" fo:border-right="none" fo:border-top="0.5pt solid #000000" fo:border-bottom="0.5pt solid #000000" style:writing-mode="lr-tb"/>
    </style:style>
    <style:style style:name="Таблиця5.B4" style:family="table-cell">
      <style:table-cell-properties style:vertical-align="top" fo:padding="0cm" fo:border-left="0.75pt solid #000000" fo:border-right="none" fo:border-top="0.5pt solid #000000" fo:border-bottom="0.5pt solid #000000" style:writing-mode="lr-tb"/>
    </style:style>
    <style:style style:name="Таблиця5.E4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Таблиця5.G4" style:family="table-cell">
      <style:table-cell-properties style:vertical-align="top" fo:padding="0cm" fo:border-left="0.75pt solid #000000" fo:border-right="1.5pt solid #000000" fo:border-top="0.5pt solid #000000" fo:border-bottom="0.5pt solid #000000" style:writing-mode="lr-tb"/>
    </style:style>
    <style:style style:name="Таблиця5.5" style:family="table-row">
      <style:table-row-properties style:min-row-height="1.004cm" fo:keep-together="auto"/>
    </style:style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596806"/>
    </style:style>
    <style:style style:name="P3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4" style:family="paragraph" style:parent-style-name="Standard">
      <style:paragraph-properties fo:line-height="100%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6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596806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start" style:justify-single-word="false">
        <style:tab-stops>
          <style:tab-stop style:position="13.753cm"/>
        </style:tab-stops>
      </style:paragraph-properties>
      <style:text-properties style:font-name="Times New Roman" fo:font-size="14pt" fo:language="uk" fo:country="UA" officeooo:rsid="0010dd33" officeooo:paragraph-rsid="00596806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fo:language="uk" fo:country="UA" officeooo:rsid="007492e0" officeooo:paragraph-rsid="00596806" style:font-size-asian="14pt" style:font-name-complex="Times New Roman" style:font-size-complex="12pt"/>
    </style:style>
    <style:style style:name="P9" style:family="paragraph" style:parent-style-name="Standard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1" style:family="paragraph" style:parent-style-name="Standard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name-complex="Times New Roman" style:font-size-complex="12pt"/>
    </style:style>
    <style:style style:name="P13" style:family="paragraph" style:parent-style-name="Standard">
      <style:paragraph-properties style:snap-to-layout-grid="false"/>
      <style:text-properties style:font-name="Times New Roman" fo:font-size="12pt" style:font-size-asian="12pt" style:font-name-complex="Times New Roman" style:font-size-complex="12pt"/>
    </style:style>
    <style:style style:name="P14" style:family="paragraph" style:parent-style-name="Standard">
      <style:text-properties style:font-name="Times New Roman" fo:font-size="12pt" fo:language="uk" fo:country="UA" style:font-size-asian="12pt" style:font-name-complex="Times New Roman" style:font-size-complex="12pt"/>
    </style:style>
    <style:style style:name="P15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end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19" style:family="paragraph" style:parent-style-name="Standard">
      <style:paragraph-properties fo:line-height="100%"/>
      <style:text-properties style:font-name="Times New Roman" fo:font-size="12pt" fo:language="uk" fo:country="UA" officeooo:paragraph-rsid="00596806" style:font-size-asian="12pt" style:font-name-complex="Times New Roman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1" style:family="paragraph" style:parent-style-name="Standard">
      <style:paragraph-properties style:snap-to-layout-gri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22" style:family="paragraph" style:parent-style-name="Standard">
      <style:paragraph-properties fo:line-height="100%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line-height="100%" fo:text-align="center" style:justify-single-word="false"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style:snap-to-layout-gri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27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officeooo:rsid="0020c252" officeooo:paragraph-rsid="0020c252" style:font-size-asian="12pt" style:font-weight-asian="bold" style:font-name-complex="Times New Roman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20d573" officeooo:paragraph-rsid="0020d573" style:font-size-asian="12pt" style:font-weight-asian="bold" style:font-name-complex="Times New Roman" style:font-size-complex="12pt"/>
    </style:style>
    <style:style style:name="P29" style:family="paragraph" style:parent-style-name="Standard">
      <style:paragraph-properties style:snap-to-layout-grid="false"/>
      <style:text-properties style:font-name="Times New Roman" fo:font-size="16pt" fo:language="uk" fo:country="UA" fo:font-weight="bold" style:font-size-asian="16pt" style:font-weight-asian="bold" style:font-name-complex="Times New Roman" style:font-size-complex="16pt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officeooo:paragraph-rsid="001d6d68"/>
    </style:style>
    <style:style style:name="P32" style:family="paragraph" style:parent-style-name="Standard">
      <style:paragraph-properties fo:text-align="center" style:justify-single-word="false" style:text-autospace="none"/>
    </style:style>
    <style:style style:name="P33" style:family="paragraph" style:parent-style-name="Standard">
      <style:paragraph-properties fo:text-align="justify" style:justify-single-word="false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1ed677" style:font-size-asian="10.5pt" style:font-style-asian="normal" style:font-weight-asian="bold" style:font-size-complex="10.5pt" style:font-weight-complex="bold" style:text-emphasize="none"/>
    </style:style>
    <style:style style:name="P35" style:family="paragraph" style:parent-style-name="Standard">
      <style:paragraph-properties fo:text-align="start" style:justify-single-word="false"/>
      <style:text-properties fo:font-size="10.5pt" officeooo:rsid="0030cfe3" officeooo:paragraph-rsid="0063f0b0" style:font-size-asian="10.5pt" style:font-size-complex="10.5pt"/>
    </style:style>
    <style:style style:name="P36" style:family="paragraph" style:parent-style-name="Standard">
      <style:paragraph-properties fo:margin-top="0cm" fo:margin-bottom="0cm" loext:contextual-spacing="false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</style:style>
    <style:style style:name="P40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officeooo:paragraph-rsid="0026edba"/>
    </style:style>
    <style:style style:name="P41" style:family="paragraph" style:parent-style-name="Standard">
      <style:paragraph-properties fo:margin-top="0cm" fo:margin-bottom="0cm" loext:contextual-spacing="false"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3" style:family="paragraph" style:parent-style-name="Standard">
      <style:paragraph-properties fo:margin-top="0cm" fo:margin-bottom="0cm" loext:contextual-spacing="false" fo:line-height="100%" fo:text-align="center" style:justify-single-word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 style:font-weight-complex="bold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46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 style:text-autospace="non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48" style:family="paragraph" style:parent-style-name="Standard">
      <style:paragraph-properties fo:margin-top="0cm" fo:margin-bottom="0cm" loext:contextual-spacing="false" fo:line-height="100%" style:text-autospace="none"/>
      <style:text-properties style:font-name="Times New Roman" fo:font-size="12pt" fo:language="uk" fo:country="UA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4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291dab"/>
    </style:style>
    <style:style style:name="P50" style:family="paragraph" style:parent-style-name="Standard">
      <style:paragraph-properties fo:margin-top="0cm" fo:margin-bottom="0cm" loext:contextual-spacing="false"/>
      <style:text-properties officeooo:paragraph-rsid="00291dab"/>
    </style:style>
    <style:style style:name="P51" style:family="paragraph" style:parent-style-name="Standard">
      <style:paragraph-properties fo:margin-top="0cm" fo:margin-bottom="0cm" loext:contextual-spacing="false"/>
      <style:text-properties officeooo:paragraph-rsid="00299eae"/>
    </style:style>
    <style:style style:name="P52" style:family="paragraph" style:parent-style-name="Standard">
      <style:paragraph-properties fo:margin-top="0cm" fo:margin-bottom="0cm" loext:contextual-spacing="false"/>
      <style:text-properties officeooo:paragraph-rsid="002b6ec1"/>
    </style:style>
    <style:style style:name="P53" style:family="paragraph" style:parent-style-name="Standard">
      <style:paragraph-properties fo:margin-top="0cm" fo:margin-bottom="0cm" loext:contextual-spacing="false" fo:line-height="100%" fo:text-align="justify" style:justify-single-word="false" style:text-autospace="none" style:snap-to-layout-grid="false"/>
      <style:text-properties fo:color="#000000"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54" style:family="paragraph" style:parent-style-name="Table_20_Contents">
      <style:paragraph-properties fo:margin-top="0cm" fo:margin-bottom="0cm" loext:contextual-spacing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style-complex="normal" style:text-emphasize="none"/>
    </style:style>
    <style:style style:name="P55" style:family="paragraph" style:parent-style-name="Table_20_Contents">
      <style:paragraph-properties fo:margin-top="0cm" fo:margin-bottom="0cm" loext:contextual-spacing="false" fo:text-align="justify" style:justify-single-word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56" style:family="paragraph" style:parent-style-name="Standard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1ed77" style:font-size-asian="10.5pt" style:font-style-asian="normal" style:font-weight-asian="bold" style:font-size-complex="10.5pt" style:font-weight-complex="bold" style:text-emphasize="none"/>
    </style:style>
    <style:style style:name="P57" style:family="paragraph" style:parent-style-name="Table_20_Contents">
      <style:paragraph-properties fo:margin-left="0.101cm" fo:margin-right="0.101cm" fo:margin-top="0cm" fo:margin-bottom="0cm" loext:contextual-spacing="false" fo:line-height="100%" fo:text-align="start" style:justify-single-word="false" fo:text-indent="0cm" style:auto-text-indent="false"/>
      <style:text-properties fo:font-size="10.5pt" fo:font-weight="bold" officeooo:rsid="00181cf4" officeooo:paragraph-rsid="0021ed77" style:font-size-asian="10.5pt" style:font-weight-asian="bold" style:font-size-complex="10.5pt" style:font-weight-complex="bold"/>
    </style:style>
    <style:style style:name="P58" style:family="paragraph" style:parent-style-name="Standard">
      <style:paragraph-properties fo:margin-top="0cm" fo:margin-bottom="0.212cm" loext:contextual-spacing="false"/>
      <style:text-properties officeooo:paragraph-rsid="0026305f"/>
    </style:style>
    <style:style style:name="P59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26305f" style:font-size-asian="10.5pt" style:font-style-asian="normal" style:font-weight-asian="bold" style:font-size-complex="10.5pt" style:font-weight-complex="bold" style:text-emphasize="none"/>
    </style:style>
    <style:style style:name="P60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61" style:family="paragraph" style:parent-style-name="Standard">
      <loext:graphic-properties draw:fill="none"/>
      <style:paragraph-properties fo:margin-left="0cm" fo:margin-right="0.3cm" fo:margin-top="0cm" fo:margin-bottom="0cm" loext:contextual-spacing="false" fo:line-height="100%" fo:text-align="center" style:justify-single-word="false" fo:orphans="2" fo:widows="2" fo:text-indent="0cm" style:auto-text-indent="false" fo:background-color="transparent" style:text-autospace="none" style:writing-mode="lr-tb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62" style:family="paragraph" style:parent-style-name="Standard">
      <style:paragraph-properties fo:margin-left="0cm" fo:margin-right="-0.002cm" fo:margin-top="0cm" fo:margin-bottom="0cm" loext:contextual-spacing="false" fo:line-height="115%" fo:text-align="justify" style:justify-single-word="false" fo:orphans="2" fo:widows="2" fo:text-indent="0cm" style:auto-text-indent="false"/>
      <style:text-properties officeooo:paragraph-rsid="00291dab"/>
    </style:style>
    <style:style style:name="P63" style:family="paragraph" style:parent-style-name="Абзац_20_списка">
      <style:text-properties style:font-name="Times New Roman" fo:font-size="14pt" fo:language="uk" fo:country="UA" style:font-size-asian="14pt" style:font-name-complex="Times New Roman" style:font-size-complex="14pt"/>
    </style:style>
    <style:style style:name="P64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65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</style:style>
    <style:style style:name="P66" style:family="paragraph" style:parent-style-name="Абзац_20_списка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67" style:family="paragraph" style:parent-style-name="Зміст_5f_вимоги">
      <style:paragraph-properties fo:line-height="100%"/>
      <style:text-properties officeooo:paragraph-rsid="0020d573"/>
    </style:style>
    <style:style style:name="P68" style:family="paragraph" style:parent-style-name="Зміст_5f_вимоги">
      <style:text-properties officeooo:paragraph-rsid="0020d573"/>
    </style:style>
    <style:style style:name="P69" style:family="paragraph" style:parent-style-name="Зміст_5f_вимоги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size="12pt" fo:language="uk" fo:country="UA" officeooo:paragraph-rsid="0020d573" style:font-size-asian="12pt" style:language-asian="uk" style:country-asian="UA" style:font-name-complex="Times New Roman" style:font-size-complex="12pt" style:font-weight-complex="bold"/>
    </style:style>
    <style:style style:name="P70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6ec1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2b6ec1" style:font-size-asian="10.5pt" style:font-style-asian="normal" style:font-weight-asian="normal" style:font-size-complex="10.5pt" style:text-emphasize="none"/>
    </style:style>
    <style:style style:name="P73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23c526" officeooo:paragraph-rsid="00299eae" style:font-size-asian="14pt" style:font-style-asian="normal" style:font-weight-asian="normal" style:font-size-complex="14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0.5pt" officeooo:rsid="001331e3" officeooo:paragraph-rsid="00299eae" style:font-size-asian="10.5pt" style:font-size-complex="10.5pt"/>
    </style:style>
    <style:style style:name="P7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299eae" style:font-size-asian="10.5pt" style:font-style-asian="normal" style:font-weight-asian="normal" style:font-size-complex="10.5pt" style:font-weight-complex="normal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normal" officeooo:rsid="002361fb" officeooo:paragraph-rsid="002b8909" style:font-size-asian="10.5pt" style:font-style-asian="normal" style:font-weight-asian="normal" style:font-name-complex="Times New Roman" style:font-size-complex="10.5pt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2b8909" style:font-size-asian="10.5pt" style:font-style-asian="normal" style:font-weight-asian="normal" style:font-size-complex="10.5pt" style:text-emphasize="none"/>
    </style:style>
    <style:style style:name="P7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officeooo:rsid="005ea860" officeooo:paragraph-rsid="00299eae" style:font-size-asian="14pt" style:font-style-asian="normal" style:font-weight-asian="normal" style:font-size-complex="14pt" style:font-weight-complex="normal" style:text-emphasize="none"/>
    </style:style>
    <style:style style:name="P79" style:family="paragraph" style:parent-style-name="Table_20_Contents">
      <style:paragraph-properties fo:line-height="100%" fo:text-align="start" style:justify-single-word="false"/>
      <style:text-properties fo:font-size="10.5pt" fo:font-weight="bold" officeooo:rsid="00181cf4" officeooo:paragraph-rsid="001ed677" style:font-size-asian="10.5pt" style:font-weight-asian="bold" style:font-size-complex="10.5pt" style:font-weight-complex="bold"/>
    </style:style>
    <style:style style:name="P80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ru" fo:country="RU" fo:font-style="italic" fo:font-weight="bold" officeooo:paragraph-rsid="0020d573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P81" style:family="paragraph" style:parent-style-name="Зміст_5f_вимоги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style="italic" fo:font-weight="bold" officeooo:paragraph-rsid="0020d573" style:font-size-asian="12pt" style:language-asian="uk" style:country-asian="UA" style:font-style-asian="italic" style:font-weight-asian="bold" style:font-name-complex="Times New Roman" style:font-size-complex="12pt" style:font-weight-complex="bold"/>
    </style:style>
    <style:style style:name="P82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 style:text-autospace="none"/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1331e3" officeooo:paragraph-rsid="00299eae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P83" style:family="paragraph" style:parent-style-name="Standard" style:master-page-name="Standard">
      <style:paragraph-properties fo:line-height="100%" style:page-number="auto"/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84" style:family="paragraph" style:parent-style-name="Standard">
      <style:text-properties style:font-name="Times New Roman" fo:font-size="14pt" fo:language="uk" fo:country="UA" style:font-size-asian="14pt" style:font-name-complex="Times New Roman" style:font-size-complex="14pt"/>
    </style:style>
    <style:style style:name="P85" style:family="paragraph" style:parent-style-name="Standard">
      <style:paragraph-properties fo:text-align="center" style:justify-single-word="false">
        <style:tab-stops>
          <style:tab-stop style:position="9.499cm"/>
        </style:tab-stops>
      </style:paragraph-properties>
      <style:text-properties style:font-name="Times New Roman" fo:font-size="14pt" fo:language="uk" fo:country="UA" officeooo:paragraph-rsid="001d6d68" style:font-size-asian="14pt" style:font-name-complex="Times New Roman" style:font-size-complex="12pt"/>
    </style:style>
    <style:style style:name="P86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87" style:family="paragraph" style:parent-style-name="Standard">
      <style:paragraph-properties fo:line-height="100%" fo:text-align="justify" style:justify-single-word="false"/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P88" style:family="paragraph" style:parent-style-name="Standard">
      <style:paragraph-properties fo:line-height="100%"/>
      <style:text-properties style:font-name="Times New Roman" fo:font-size="12pt" fo:language="uk" fo:country="UA" style:font-size-asian="12pt" style:font-name-complex="Times New Roman" style:font-size-complex="12pt"/>
    </style:style>
    <style:style style:name="P89" style:family="paragraph" style:parent-style-name="Standard">
      <style:paragraph-properties fo:line-height="100%"/>
      <style:text-properties officeooo:paragraph-rsid="001d6d68"/>
    </style:style>
    <style:style style:name="P90" style:family="paragraph" style:parent-style-name="Standard">
      <style:paragraph-properties fo:line-height="100%" fo:text-align="center" style:justify-single-word="false"/>
      <style:text-properties officeooo:paragraph-rsid="001d6d68"/>
    </style:style>
    <style:style style:name="P91" style:family="paragraph" style:parent-style-name="Standard" style:master-page-name="Перетворення_20_1">
      <style:paragraph-properties fo:line-height="100%" fo:text-align="end" style:justify-single-word="false" style:page-number="auto"/>
    </style:style>
    <style:style style:name="P92" style:family="paragraph" style:parent-style-name="Standard">
      <style:paragraph-properties fo:margin-left="0.101cm" fo:margin-right="0.101cm" fo:margin-top="0cm" fo:margin-bottom="0cm" loext:contextual-spacing="false" fo:line-height="100%" fo:orphans="0" fo:widows="0" fo:text-indent="0cm" style:auto-text-indent="false"/>
      <style:text-properties fo:color="#000000" style:font-name="Times New Roman" fo:font-size="12pt" fo:language="uk" fo:country="UA" fo:font-style="italic" fo:font-weight="bold" style:font-name-asian="Calibri" style:font-size-asian="12pt" style:language-asian="uk" style:country-asian="UA" style:font-style-asian="italic" style:font-weight-asian="bold" style:font-name-complex="Times New Roman" style:font-size-complex="12pt"/>
    </style:style>
    <style:style style:name="P93" style:family="paragraph" style:parent-style-name="Standard">
      <style:paragraph-properties fo:margin-left="0.026cm" fo:margin-right="0cm" fo:margin-top="0cm" fo:margin-bottom="0cm" loext:contextual-spacing="false" fo:line-height="100%" fo:text-align="justify" style:justify-single-word="false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94" style:family="paragraph" style:parent-style-name="Standard">
      <style:paragraph-properties fo:margin-left="0.026cm" fo:margin-right="0cm" fo:margin-top="0cm" fo:margin-bottom="0cm" loext:contextual-spacing="false" fo:line-height="100%" fo:text-indent="0.741cm" style:auto-text-indent="false"/>
      <style:text-properties style:font-name="Times New Roman" fo:font-size="12pt" officeooo:paragraph-rsid="0020d573" style:font-name-asian="Times New Roman2" style:font-size-asian="12pt" style:font-name-complex="Times New Roman2" style:font-size-complex="12pt"/>
    </style:style>
    <style:style style:name="P95" style:family="paragraph" style:parent-style-name="Standard">
      <style:paragraph-properties fo:margin-left="0.026cm" fo:margin-right="0cm" fo:margin-top="0cm" fo:margin-bottom="0cm" loext:contextual-spacing="false" fo:line-height="100%" fo:text-indent="0cm" style:auto-text-indent="false"/>
      <style:text-properties style:font-name="Times New Roman" fo:font-size="12pt" fo:font-style="italic" fo:font-weight="bold" officeooo:paragraph-rsid="0020d573" style:font-name-asian="Times New Roman2" style:font-size-asian="12pt" style:font-style-asian="italic" style:font-weight-asian="bold" style:font-name-complex="Times New Roman2" style:font-size-complex="12pt"/>
    </style:style>
    <style:style style:name="P96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officeooo:paragraph-rsid="0020d573" style:font-name-asian="Times New Roman2" style:font-size-asian="12pt" style:language-asian="uk" style:country-asian="UA" style:font-name-complex="Times New Roman" style:font-size-complex="12pt"/>
    </style:style>
    <style:style style:name="P9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2pt" fo:language="uk" fo:country="UA" style:font-size-asian="12pt" style:font-name-complex="Times New Roman" style:font-size-complex="12pt"/>
    </style:style>
    <style:style style:name="P98" style:family="paragraph" style:parent-style-name="Абзац_20_списка" style:list-style-name="WW8Num1"/>
    <style:style style:name="P99" style:family="paragraph" style:parent-style-name="Абзац_20_списка" style:list-style-name="WW8Num1">
      <style:text-properties fo:color="#000000"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P100" style:family="paragraph" style:parent-style-name="Абзац_20_списка" style:list-style-name="WW8Num1">
      <style:text-properties style:font-name="Times New Roman" fo:font-size="14pt" fo:language="uk" fo:country="UA" style:font-size-asian="14pt" style:font-name-complex="Times New Roman" style:font-size-complex="14pt"/>
    </style:style>
    <style:style style:name="P101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 style:snap-to-layout-grid="false"/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P102" style:family="paragraph" style:parent-style-name="Абзац_20_списка" style:list-style-name="WW8Num20">
      <style:paragraph-properties fo:margin-left="-0.25cm" fo:margin-right="-1.191cm" fo:margin-top="0cm" fo:margin-bottom="0cm" loext:contextual-spacing="true" fo:line-height="100%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103" style:family="paragraph" style:parent-style-name="Абзац_20_списка">
      <style:paragraph-properties fo:margin-left="-0.25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104" style:family="paragraph" style:parent-style-name="Абзац_20_списка">
      <style:paragraph-properties fo:margin-left="0cm" fo:margin-right="-1.191cm" fo:text-align="center" style:justify-single-word="false" fo:text-indent="0cm" style:auto-text-indent="false" style:text-autospace="none"/>
      <style:text-properties style:font-name="Times New Roman" fo:font-size="14pt" fo:language="uk" fo:country="UA" style:font-size-asian="14pt" style:font-name-complex="Times New Roman" style:font-size-complex="14pt"/>
    </style:style>
    <style:style style:name="P105" style:family="paragraph">
      <style:paragraph-properties fo:margin-left="0.026cm" fo:margin-right="0cm" fo:margin-top="0cm" fo:margin-bottom="0cm" fo:line-height="100%" fo:text-indent="0cm"/>
    </style:style>
    <style:style style:name="P106" style:family="paragraph">
      <style:paragraph-properties fo:margin-top="0cm" fo:margin-bottom="0cm" fo:line-height="100%"/>
    </style:style>
    <style:style style:name="P107" style:family="paragraph">
      <style:paragraph-properties fo:margin-top="0cm" fo:margin-bottom="0cm" fo:line-height="100%" fo:text-align="justify"/>
    </style:style>
    <style:style style:name="P108" style:family="paragraph">
      <loext:graphic-properties draw:fill="none" draw:fill-color="#ffffff"/>
      <style:paragraph-properties fo:margin-left="0.101cm" fo:margin-right="0.101cm" fo:margin-top="0cm" fo:margin-bottom="0cm" fo:line-height="100%" fo:text-indent="0cm"/>
      <style:text-properties fo:color="#000000" style:font-name="Times New Roman" fo:font-size="10.5pt" fo:font-weight="bold" style:font-size-asian="10.5pt" style:font-weight-asian="bold" style:font-name-complex="Times New Roman" style:font-size-complex="10.5pt" style:font-weight-complex="bold"/>
    </style:style>
    <style:style style:name="T1" style:family="text">
      <style:text-properties fo:font-size="14pt" fo:language="uk" fo:country="UA" style:font-size-asian="14pt" style:font-name-complex="Times New Roman" style:font-size-complex="14pt" style:font-style-complex="normal"/>
    </style:style>
    <style:style style:name="T2" style:family="text">
      <style:text-properties fo:font-size="14pt" fo:language="uk" fo:country="UA" officeooo:rsid="002e1b18" style:font-size-asian="14pt" style:font-name-complex="Times New Roman" style:font-size-complex="14pt" style:font-style-complex="normal"/>
    </style:style>
    <style:style style:name="T3" style:family="text">
      <style:text-properties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4" style:family="text">
      <style:text-properties style:font-name="Times New Roman" fo:font-size="14pt" style:font-size-asian="14pt" style:font-name-complex="Times New Roman" style:font-size-complex="14pt"/>
    </style:style>
    <style:style style:name="T5" style:family="text">
      <style:text-properties style:font-name="Times New Roman" fo:font-size="14pt" fo:language="uk" fo:country="UA" style:font-size-asian="14pt" style:font-name-complex="Times New Roman" style:font-size-complex="14pt"/>
    </style:style>
    <style:style style:name="T6" style:family="text">
      <style:text-properties style:font-name="Times New Roman" fo:font-size="14pt" fo:language="uk" fo:country="UA" officeooo:rsid="00238152" style:font-size-asian="14pt" style:font-name-complex="Times New Roman" style:font-size-complex="14pt"/>
    </style:style>
    <style:style style:name="T7" style:family="text">
      <style:text-properties style:font-name="Times New Roman" fo:font-size="14pt" fo:language="uk" fo:country="UA" officeooo:rsid="0024a7f3" style:font-size-asian="14pt" style:font-name-complex="Times New Roman" style:font-size-complex="14pt"/>
    </style:style>
    <style:style style:name="T8" style:family="text">
      <style:text-properties style:font-name="Times New Roman" fo:font-size="14pt" fo:language="uk" fo:country="UA" style:font-size-asian="14pt" style:font-name-complex="Times New Roman" style:font-size-complex="14pt" style:font-style-complex="normal"/>
    </style:style>
    <style:style style:name="T9" style:family="text">
      <style:text-properties style:font-name="Times New Roman" fo:font-size="14pt" fo:language="uk" fo:country="UA" officeooo:rsid="0023c526" style:font-size-asian="14pt" style:font-name-complex="Times New Roman" style:font-size-complex="14pt" style:font-style-complex="normal"/>
    </style:style>
    <style:style style:name="T10" style:family="text">
      <style:text-properties style:font-name="Times New Roman" fo:font-size="14pt" fo:language="uk" fo:country="UA" officeooo:rsid="002e1b18" style:font-size-asian="14pt" style:font-name-complex="Times New Roman" style:font-size-complex="14pt" style:font-style-complex="normal"/>
    </style:style>
    <style:style style:name="T11" style:family="text">
      <style:text-properties style:font-name="Times New Roman" fo:font-size="14pt" fo:language="uk" fo:country="UA" style:font-size-asian="14pt" style:font-name-complex="Times New Roman" style:font-size-complex="14pt" style:font-style-complex="italic" style:font-weight-complex="bold"/>
    </style:style>
    <style:style style:name="T12" style:family="text">
      <style:text-properties style:font-name="Times New Roman" fo:font-size="14pt" fo:language="uk" fo:country="UA" officeooo:rsid="00310f2c" style:font-size-asian="14pt" style:font-name-complex="Times New Roman" style:font-size-complex="14pt" style:font-style-complex="italic" style:font-weight-complex="bold"/>
    </style:style>
    <style:style style:name="T13" style:family="text">
      <style:text-properties style:font-name="Times New Roman" fo:font-size="14pt" fo:language="uk" fo:country="UA" officeooo:rsid="005bc6ae" style:font-size-asian="14pt" style:font-name-complex="Times New Roman" style:font-size-complex="14pt" style:font-style-complex="italic" style:font-weight-complex="bold"/>
    </style:style>
    <style:style style:name="T14" style:family="text">
      <style:text-properties style:font-name="Times New Roman" fo:font-size="14pt" fo:language="uk" fo:country="UA" officeooo:rsid="0010dd33" style:font-size-asian="14pt" style:font-name-complex="Times New Roman" style:font-size-complex="14pt"/>
    </style:style>
    <style:style style:name="T15" style:family="text">
      <style:text-properties style:font-name="Times New Roman" fo:font-size="14pt" fo:language="uk" fo:country="UA" officeooo:rsid="00355514" style:font-size-asian="14pt" style:font-name-complex="Times New Roman" style:font-size-complex="14pt"/>
    </style:style>
    <style:style style:name="T16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17" style:family="text">
      <style:text-properties style:font-name="Times New Roman" fo:font-size="14pt" fo:language="uk" fo:country="UA" officeooo:rsid="00310f2c" style:font-size-asian="14pt" style:font-name-complex="Times New Roman" style:font-size-complex="12pt"/>
    </style:style>
    <style:style style:name="T18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19" style:family="text">
      <style:text-properties style:font-name="Times New Roman" fo:font-size="14pt" fo:language="uk" fo:country="UA" style:font-size-asian="14pt" style:language-asian="uk" style:country-asian="UA" style:font-name-complex="Times New Roman" style:font-size-complex="14pt"/>
    </style:style>
    <style:style style:name="T20" style:family="text">
      <style:text-properties style:font-name="Times New Roman" fo:font-size="14pt" fo:language="uk" fo:country="UA" officeooo:rsid="0026edba" style:font-size-asian="14pt" style:language-asian="uk" style:country-asian="UA" style:font-name-complex="Times New Roman" style:font-size-complex="14pt"/>
    </style:style>
    <style:style style:name="T21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/>
    </style:style>
    <style:style style:name="T22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4pt" style:font-style-complex="italic" style:font-weight-complex="bold"/>
    </style:style>
    <style:style style:name="T23" style:family="text">
      <style:text-properties style:font-name="Times New Roman" fo:font-size="14pt" fo:language="uk" fo:country="UA" fo:font-weight="bold" officeooo:rsid="001d6d68" style:font-size-asian="14pt" style:font-weight-asian="bold" style:font-name-complex="Times New Roman" style:font-size-complex="14pt"/>
    </style:style>
    <style:style style:name="T24" style:family="text">
      <style:text-properties style:font-name="Times New Roman" fo:font-size="14pt" fo:language="uk" fo:country="UA" fo:font-weight="bold" officeooo:rsid="00310f2c" style:font-size-asian="14pt" style:font-weight-asian="bold" style:font-name-complex="Times New Roman" style:font-size-complex="14pt"/>
    </style:style>
    <style:style style:name="T25" style:family="text">
      <style:text-properties style:font-name="Times New Roman" fo:font-size="14pt" fo:language="uk" fo:country="UA" fo:font-weight="bold" style:font-size-asian="14pt" style:font-weight-asian="bold" style:font-name-complex="Times New Roman" style:font-size-complex="12pt"/>
    </style:style>
    <style:style style:name="T26" style:family="text">
      <style:text-properties style:font-name="Times New Roman" fo:font-size="14pt" fo:language="uk" fo:country="UA" fo:font-weight="bold" officeooo:rsid="000f0310" style:font-size-asian="14pt" style:font-weight-asian="bold" style:font-name-complex="Times New Roman" style:font-size-complex="12pt"/>
    </style:style>
    <style:style style:name="T27" style:family="text">
      <style:text-properties style:font-name="Times New Roman" fo:font-size="14pt" fo:language="uk" fo:country="UA" fo:font-weight="bold" officeooo:rsid="005bc6ae" style:font-size-asian="14pt" style:font-weight-asian="bold" style:font-name-complex="Times New Roman" style:font-size-complex="12pt"/>
    </style:style>
    <style:style style:name="T28" style:family="text">
      <style:text-properties style:font-name="Times New Roman" fo:font-size="14pt" fo:language="uk" fo:country="UA" fo:font-weight="bold" officeooo:rsid="00310f2c" style:font-size-asian="14pt" style:font-weight-asian="bold" style:font-name-complex="Times New Roman" style:font-size-complex="12pt"/>
    </style:style>
    <style:style style:name="T29" style:family="text">
      <style:text-properties style:font-name="Times New Roman" fo:font-size="14pt" fo:language="uk" fo:country="UA" fo:font-weight="bold" style:font-size-asian="14pt" style:language-asian="uk" style:country-asian="UA" style:font-weight-asian="bold" style:font-name-complex="Times New Roman" style:font-size-complex="14pt"/>
    </style:style>
    <style:style style:name="T30" style:family="text">
      <style:text-properties style:font-name="Times New Roman" fo:font-size="14pt" fo:language="uk" fo:country="UA" fo:font-weight="bold" officeooo:rsid="0026edba" style:font-size-asian="14pt" style:language-asian="uk" style:country-asian="UA" style:font-weight-asian="bold" style:font-name-complex="Times New Roman" style:font-size-complex="14pt"/>
    </style:style>
    <style:style style:name="T31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/>
    </style:style>
    <style:style style:name="T32" style:family="text">
      <style:text-properties style:font-name="Times New Roman" fo:font-size="14pt" fo:language="uk" fo:country="UA" fo:font-style="italic" style:font-size-asian="14pt" style:font-style-asian="italic" style:font-name-complex="Times New Roman" style:font-size-complex="14pt" style:font-style-complex="italic"/>
    </style:style>
    <style:style style:name="T33" style:family="text">
      <style:text-properties style:font-name="Times New Roman" fo:font-size="14pt" fo:language="uk" fo:country="UA" fo:font-style="italic" officeooo:rsid="003622d5" style:font-size-asian="14pt" style:font-style-asian="italic" style:font-name-complex="Times New Roman" style:font-size-complex="14pt" style:font-style-complex="italic"/>
    </style:style>
    <style:style style:name="T34" style:family="text">
      <style:text-properties style:font-name="Times New Roman" fo:font-size="14pt" fo:language="uk" fo:country="UA" fo:font-style="italic" officeooo:rsid="0063f0b0" style:font-size-asian="14pt" style:font-style-asian="italic" style:font-name-complex="Times New Roman" style:font-size-complex="14pt" style:font-style-complex="italic"/>
    </style:style>
    <style:style style:name="T35" style:family="text">
      <style:text-properties style:font-name="Times New Roman" fo:font-size="14pt" fo:language="uk" fo:country="UA" fo:font-style="italic" officeooo:rsid="002ee2e5" style:font-size-asian="14pt" style:font-style-asian="italic" style:font-name-complex="Times New Roman" style:font-size-complex="14pt" style:font-style-complex="italic"/>
    </style:style>
    <style:style style:name="T36" style:family="text">
      <style:text-properties style:font-name="Times New Roman" fo:font-size="14pt" fo:language="uk" fo:country="UA" fo:font-style="italic" officeooo:rsid="0065c7d6" style:font-size-asian="14pt" style:font-style-asian="italic" style:font-name-complex="Times New Roman" style:font-size-complex="14pt" style:font-style-complex="italic"/>
    </style:style>
    <style:style style:name="T37" style:family="text">
      <style:text-properties style:font-name="Times New Roman" fo:font-size="14pt" fo:language="uk" fo:country="UA" fo:font-style="italic" style:font-size-asian="14pt" style:language-asian="uk" style:country-asian="UA" style:font-style-asian="italic" style:font-name-complex="Times New Roman" style:font-size-complex="14pt"/>
    </style:style>
    <style:style style:name="T38" style:family="text">
      <style:text-properties style:font-name="Times New Roman" fo:font-size="14pt" fo:language="uk" fo:country="UA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39" style:family="text">
      <style:text-properties style:font-name="Times New Roman" fo:font-size="14pt" fo:language="uk" fo:country="UA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40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/>
    </style:style>
    <style:style style:name="T41" style:family="text">
      <style:text-properties style:font-name="Times New Roman" fo:font-size="14pt" fo:language="uk" fo:country="UA" fo:font-weight="normal" officeooo:rsid="0024a7f3" style:font-size-asian="14pt" style:language-asian="uk" style:country-asian="UA" style:font-weight-asian="normal" style:font-name-complex="Times New Roman" style:font-size-complex="14pt" style:font-weight-complex="normal"/>
    </style:style>
    <style:style style:name="T42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 style:font-style-complex="normal"/>
    </style:style>
    <style:style style:name="T43" style:family="text">
      <style:text-properties style:font-name="Times New Roman" fo:font-size="14pt" fo:language="uk" fo:country="UA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44" style:family="text">
      <style:text-properties style:font-name="Times New Roman" fo:font-size="14pt" fo:language="uk" fo:country="UA" fo:font-weight="normal" style:font-size-asian="14pt" style:language-asian="uk" style:country-asian="UA" style:font-weight-asian="normal" style:font-name-complex="Times New Roman" style:font-size-complex="14pt" style:font-style-complex="italic"/>
    </style:style>
    <style:style style:name="T45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46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47" style:family="text">
      <style:text-properties style:font-name="Times New Roman" fo:font-size="14pt" fo:font-weight="normal" officeooo:rsid="001331e3" style:font-size-asian="14pt" style:language-asian="uk" style:country-asian="UA" style:font-weight-asian="normal" style:font-name-complex="Times New Roman" style:font-size-complex="14pt"/>
    </style:style>
    <style:style style:name="T48" style:family="text">
      <style:text-properties style:font-name="Times New Roman" fo:font-size="14pt" fo:font-weight="normal" officeooo:rsid="002e1b18" style:font-size-asian="14pt" style:language-asian="uk" style:country-asian="UA" style:font-weight-asian="normal" style:font-name-complex="Times New Roman" style:font-size-complex="14pt"/>
    </style:style>
    <style:style style:name="T49" style:family="text">
      <style:text-properties style:font-name="Times New Roman" fo:font-size="14pt" fo:font-style="italic" fo:font-weight="normal" officeooo:rsid="002e1b18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50" style:family="text">
      <style:text-properties style:font-name="Times New Roman" fo:font-size="14pt" fo:font-style="italic" fo:font-weight="normal" officeooo:rsid="0065c7d6" style:font-size-asian="14pt" style:language-asian="uk" style:country-asian="UA" style:font-style-asian="italic" style:font-weight-asian="normal" style:font-name-complex="Times New Roman" style:font-size-complex="14pt" style:font-style-complex="italic"/>
    </style:style>
    <style:style style:name="T51" style:family="text">
      <style:text-properties style:font-name="Times New Roman" fo:font-size="12pt" fo:language="uk" fo:country="UA" fo:font-weight="bold" style:font-size-asian="12pt" style:font-weight-asian="bold" style:font-name-complex="Times New Roman" style:font-size-complex="12pt"/>
    </style:style>
    <style:style style:name="T52" style:family="text">
      <style:text-properties style:font-name="Times New Roman" fo:font-size="12pt" fo:language="uk" fo:country="UA" fo:font-weight="bold" officeooo:rsid="001ed677" style:font-size-asian="12pt" style:font-weight-asian="bold" style:font-name-complex="Times New Roman" style:font-size-complex="12pt"/>
    </style:style>
    <style:style style:name="T53" style:family="text">
      <style:text-properties style:font-name="Times New Roman" fo:font-size="12pt" fo:language="uk" fo:country="UA" fo:font-weight="bold" officeooo:rsid="0020d573" style:font-size-asian="12pt" style:font-weight-asian="bold" style:font-name-complex="Times New Roman" style:font-size-complex="12pt"/>
    </style:style>
    <style:style style:name="T54" style:family="text">
      <style:text-properties style:font-name="Times New Roman" fo:font-size="12pt" fo:language="uk" fo:country="UA" fo:font-weight="bold" officeooo:rsid="00283d1a" style:font-size-asian="12pt" style:font-weight-asian="bold" style:font-name-complex="Times New Roman" style:font-size-complex="12pt"/>
    </style:style>
    <style:style style:name="T55" style:family="text">
      <style:text-properties style:font-name="Times New Roman" fo:font-size="12pt" fo:language="uk" fo:country="UA" fo:font-weight="bold" officeooo:rsid="003450df" style:font-size-asian="12pt" style:font-weight-asian="bold" style:font-name-complex="Times New Roman" style:font-size-complex="12pt"/>
    </style:style>
    <style:style style:name="T56" style:family="text">
      <style:text-properties style:font-name="Times New Roman" fo:font-size="12pt" fo:language="uk" fo:country="UA" fo:font-weight="bold" style:font-size-asian="12pt" style:language-asian="uk" style:country-asian="UA" style:font-weight-asian="bold" style:font-name-complex="Times New Roman" style:font-size-complex="12pt"/>
    </style:style>
    <style:style style:name="T57" style:family="text">
      <style:text-properties style:font-name="Times New Roman" fo:font-size="12pt" fo:language="uk" fo:country="UA" fo:font-weight="bold" officeooo:rsid="0026305f" style:font-size-asian="12pt" style:language-asian="uk" style:country-asian="UA" style:font-weight-asian="bold" style:font-name-complex="Times New Roman" style:font-size-complex="12pt"/>
    </style:style>
    <style:style style:name="T58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59" style:family="text">
      <style:text-properties style:font-name="Times New Roman" fo:font-size="12pt" fo:language="uk" fo:country="UA" officeooo:rsid="001ed677" style:font-size-asian="12pt" style:font-name-complex="Times New Roman" style:font-size-complex="12pt"/>
    </style:style>
    <style:style style:name="T60" style:family="text">
      <style:text-properties style:font-name="Times New Roman" fo:font-size="12pt" fo:language="uk" fo:country="UA" officeooo:rsid="003450df" style:font-size-asian="12pt" style:font-name-complex="Times New Roman" style:font-size-complex="12pt"/>
    </style:style>
    <style:style style:name="T61" style:family="text">
      <style:text-properties style:font-name="Times New Roman" fo:font-size="12pt" fo:language="uk" fo:country="UA" style:font-size-asian="12pt" style:language-asian="uk" style:country-asian="UA" style:font-name-complex="Times New Roman" style:font-size-complex="12pt"/>
    </style:style>
    <style:style style:name="T62" style:family="text">
      <style:text-properties style:font-name="Times New Roman" fo:font-size="12pt" fo:language="uk" fo:country="UA" officeooo:rsid="00283d1a" style:font-size-asian="12pt" style:language-asian="uk" style:country-asian="UA" style:font-name-complex="Times New Roman" style:font-size-complex="12pt"/>
    </style:style>
    <style:style style:name="T63" style:family="text">
      <style:text-properties style:font-name="Times New Roman" fo:font-size="12pt" fo:letter-spacing="-0.011cm" fo:language="uk" fo:country="UA" style:font-size-asian="12pt" style:font-name-complex="Times New Roman" style:font-size-complex="12pt" style:font-weight-complex="bold"/>
    </style:style>
    <style:style style:name="T64" style:family="text">
      <style:text-properties style:font-name="Times New Roman" style:font-name-complex="Times New Roman" style:font-size-complex="14pt" style:font-style-complex="italic" style:font-weight-complex="bold"/>
    </style:style>
    <style:style style:name="T65" style:family="text">
      <style:text-properties style:font-name="Times New Roman" officeooo:rsid="005bc6ae" style:font-name-complex="Times New Roman" style:font-size-complex="14pt" style:font-style-complex="italic" style:font-weight-complex="bold"/>
    </style:style>
    <style:style style:name="T66" style:family="text">
      <style:text-properties style:font-name="Times New Roman" officeooo:rsid="00117476" style:font-name-complex="Times New Roman" style:font-size-complex="14pt"/>
    </style:style>
    <style:style style:name="T67" style:family="text">
      <style:text-properties style:font-name="Times New Roman" fo:font-size="10.5pt" fo:language="uk" fo:country="UA" fo:font-weight="bold" officeooo:rsid="00181cf4" style:font-size-asian="10.5pt" style:language-asian="uk" style:country-asian="UA" style:font-weight-asian="bold" style:font-name-complex="Times New Roman" style:font-size-complex="10.5pt" style:font-weight-complex="bold"/>
    </style:style>
    <style:style style:name="T68" style:family="text">
      <style:text-properties style:font-name="Times New Roman" fo:font-size="10.5pt" fo:language="uk" fo:country="UA" fo:font-weight="bold" officeooo:rsid="007055ea" style:font-size-asian="10.5pt" style:language-asian="uk" style:country-asian="UA" style:font-weight-asian="bold" style:font-name-complex="Times New Roman" style:font-size-complex="10.5pt" style:font-weight-complex="bold"/>
    </style:style>
    <style:style style:name="T69" style:family="text">
      <style:text-properties style:font-name="Times New Roman" fo:font-size="10.5pt" fo:language="uk" fo:country="UA" fo:font-weight="bold" officeooo:rsid="00181cf4" style:font-name-asian="Times New Roman2" style:font-size-asian="10.5pt" style:language-asian="uk" style:country-asian="UA" style:font-weight-asian="bold" style:font-name-complex="Times New Roman2" style:font-size-complex="10.5pt" style:font-weight-complex="bold"/>
    </style:style>
    <style:style style:name="T70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" style:font-size-complex="10.5pt" style:font-weight-complex="bold"/>
    </style:style>
    <style:style style:name="T71" style:family="text">
      <style:text-properties style:font-name="Times New Roman" fo:font-size="10.5pt" fo:language="uk" fo:country="UA" fo:font-style="italic" fo:font-weight="bold" style:font-name-asian="Times New Roman2" style:font-size-asian="10.5pt" style:language-asian="uk" style:country-asian="UA" style:font-style-asian="italic" style:font-weight-asian="bold" style:font-name-complex="Times New Roman2" style:font-size-complex="10.5pt" style:font-weight-complex="bold"/>
    </style:style>
    <style:style style:name="T72" style:family="text">
      <style:text-properties style:font-name="Times New Roman" fo:font-size="13pt" fo:letter-spacing="0.005cm" fo:language="uk" fo:country="UA" fo:font-weight="bold" style:font-size-asian="13pt" style:font-weight-asian="bold" style:font-name-complex="Times New Roman" style:font-size-complex="13pt" style:font-weight-complex="bold"/>
    </style:style>
    <style:style style:name="T73" style:family="text">
      <style:text-properties style:font-name="Times New Roman" fo:font-size="13pt" fo:language="uk" fo:country="UA" style:font-size-asian="13pt" style:language-asian="uk" style:country-asian="UA" style:font-name-complex="Times New Roman" style:font-size-complex="13pt"/>
    </style:style>
    <style:style style:name="T74" style:family="text">
      <style:text-properties style:font-name="Times New Roman" fo:font-size="13pt" fo:language="uk" fo:country="UA" officeooo:rsid="0026edba" style:font-size-asian="13pt" style:language-asian="uk" style:country-asian="UA" style:font-name-complex="Times New Roman" style:font-size-complex="13pt"/>
    </style:style>
    <style:style style:name="T75" style:family="text">
      <style:text-properties fo:language="uk" fo:country="UA" officeooo:rsid="002e1b18" style:font-name-complex="Times New Roman" style:font-style-complex="normal"/>
    </style:style>
    <style:style style:name="T76" style:family="text">
      <style:text-properties fo:language="uk" fo:country="UA" officeooo:rsid="002e1b18" style:font-name-complex="Times New Roman"/>
    </style:style>
    <style:style style:name="T77" style:family="text">
      <style:text-properties fo:font-style="italic" style:font-style-asian="italic"/>
    </style:style>
    <style:style style:name="T78" style:family="text">
      <style:text-properties fo:font-style="italic" officeooo:rsid="003622d5" style:font-style-asian="italic" style:font-style-complex="italic"/>
    </style:style>
    <style:style style:name="T79" style:family="text">
      <style:text-properties fo:font-style="italic" officeooo:rsid="0063f0b0" style:font-style-asian="italic" style:font-style-complex="italic"/>
    </style:style>
    <style:style style:name="T80" style:family="text">
      <style:text-properties fo:font-style="italic" officeooo:rsid="003622d5" style:font-style-asian="italic" style:font-style-complex="italic" style:font-weight-complex="normal"/>
    </style:style>
    <style:style style:name="T81" style:family="text">
      <style:text-properties fo:font-style="italic" officeooo:rsid="0063f0b0" style:font-style-asian="italic" style:font-style-complex="italic" style:font-weight-complex="normal"/>
    </style:style>
    <style:style style:name="T82" style:family="text">
      <style:text-properties fo:color="#000000" style:font-name="Times New Roman" fo:font-size="14pt" fo:language="uk" fo:country="UA" style:font-size-asian="14pt" style:font-name-complex="Times New Roman" style:font-size-complex="14pt"/>
    </style:style>
    <style:style style:name="T83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8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8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347e25" style:font-style-asian="normal" style:font-weight-asian="bold" style:text-emphasize="none"/>
    </style:style>
    <style:style style:name="T8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5dbb2d" style:font-style-asian="normal" style:font-weight-asian="bold" style:text-emphasize="none"/>
    </style:style>
    <style:style style:name="T87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8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4bcbd5" style:font-size-asian="10.5pt" style:language-asian="uk" style:country-asian="UA" style:font-style-asian="normal" style:font-weight-asian="bold" style:font-name-complex="Times New Roman" style:font-size-complex="10.5pt" style:font-weight-complex="bold" style:text-emphasize="none"/>
    </style:style>
    <style:style style:name="T89" style:family="text">
      <style:text-properties fo:color="#000000" style:text-outline="false" style:text-line-through-style="none" style:text-line-through-type="none" style:font-name="Times New Roman" fo:font-size="10.5pt" fo:language="uk" fo:country="UA" fo:font-style="normal" fo:text-shadow="none" style:text-underline-style="none" fo:font-weight="bold" officeooo:rsid="001331e3" style:font-name-asian="Times New Roman2" style:font-size-asian="10.5pt" style:language-asian="uk" style:country-asian="UA" style:font-style-asian="normal" style:font-weight-asian="bold" style:font-name-complex="Times New Roman2" style:font-size-complex="10.5pt" style:font-weight-complex="bold" style:text-emphasize="none"/>
    </style:style>
    <style:style style:name="T90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name-asian="Times New Roman2" style:font-size-asian="13pt" style:language-asian="uk" style:country-asian="UA" style:font-style-asian="normal" style:font-weight-asian="bold" style:font-name-complex="Times New Roman2" style:font-size-complex="13pt" style:font-weight-complex="bold" style:text-emphasize="none"/>
    </style:style>
    <style:style style:name="T91" style:family="text">
      <style:text-properties fo:color="#000000" style:text-outline="false" style:text-line-through-style="none" style:text-line-through-type="none" style:font-name="Times New Roman" fo:font-size="13pt" fo:language="uk" fo:country="UA" fo:font-style="normal" fo:text-shadow="none" style:text-underline-style="none" fo:font-weight="bold" officeooo:rsid="001331e3" style:font-size-asian="13pt" style:language-asian="uk" style:country-asian="UA" style:font-style-asian="normal" style:font-weight-asian="bold" style:font-name-complex="Times New Roman" style:font-size-complex="13pt" style:font-weight-complex="bold" style:text-emphasize="none"/>
    </style:style>
    <style:style style:name="T92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93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font-weight-complex="normal" style:text-emphasize="none"/>
    </style:style>
    <style:style style:name="T94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361fb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95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2e1b18" style:font-size-asian="14pt" style:font-style-asian="normal" style:font-weight-asian="normal" style:font-name-complex="Times New Roman" style:font-size-complex="14pt" style:font-style-complex="normal" style:text-emphasize="none"/>
    </style:style>
    <style:style style:name="T96" style:family="text">
      <style:text-properties fo:color="#000000" style:text-outline="false" style:text-line-through-style="none" style:text-line-through-type="none" style:font-name="Times New Roman" fo:font-size="14pt" fo:language="uk" fo:country="UA" fo:font-style="normal" fo:text-shadow="none" style:text-underline-style="none" fo:font-weight="normal" officeooo:rsid="003622d5" style:font-size-asian="14pt" style:font-style-asian="normal" style:font-weight-asian="normal" style:font-name-complex="Times New Roman" style:font-size-complex="14pt" style:font-weight-complex="normal" style:text-emphasize="none"/>
    </style:style>
    <style:style style:name="T97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3622d5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98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3f0b0" style:font-size-asian="14pt" style:font-style-asian="italic" style:font-weight-asian="normal" style:font-name-complex="Times New Roman" style:font-size-complex="14pt" style:font-style-complex="italic" style:font-weight-complex="normal" style:text-emphasize="none"/>
    </style:style>
    <style:style style:name="T99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2ee2e5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00" style:family="text">
      <style:text-properties fo:color="#000000" style:text-outline="false" style:text-line-through-style="none" style:text-line-through-type="none" style:font-name="Times New Roman" fo:font-size="14pt" fo:language="uk" fo:country="UA" fo:font-style="italic" fo:text-shadow="none" style:text-underline-style="none" fo:font-weight="normal" officeooo:rsid="0065c7d6" style:font-size-asian="14pt" style:font-style-asian="italic" style:font-weight-asian="normal" style:font-name-complex="Times New Roman" style:font-size-complex="14pt" style:font-style-complex="italic" style:text-emphasize="none"/>
    </style:style>
    <style:style style:name="T101" style:family="text">
      <style:text-properties officeooo:rsid="005bc6ae"/>
    </style:style>
    <style:style style:name="T102" style:family="text">
      <style:text-properties officeooo:rsid="000f0310"/>
    </style:style>
    <style:style style:name="T103" style:family="text">
      <style:text-properties officeooo:rsid="00464a7d"/>
    </style:style>
    <style:style style:name="T104" style:family="text">
      <style:text-properties officeooo:rsid="0010dd33"/>
    </style:style>
    <style:style style:name="T105" style:family="text">
      <style:text-properties officeooo:rsid="001ed677"/>
    </style:style>
    <style:style style:name="T106" style:family="text">
      <style:text-properties officeooo:rsid="003622d5"/>
    </style:style>
    <style:style style:name="T107" style:family="text">
      <style:text-properties officeooo:rsid="0060522a" style:font-weight-complex="normal"/>
    </style:style>
    <style:style style:name="T108" style:family="text">
      <style:text-properties officeooo:rsid="005ef863"/>
    </style:style>
    <style:style style:name="T109" style:family="text">
      <style:text-properties officeooo:rsid="00310f2c"/>
    </style:style>
    <style:style style:name="T110" style:family="text">
      <style:text-properties style:font-size-complex="14pt"/>
    </style:style>
    <style:style style:name="T111" style:family="text">
      <style:text-properties style:use-window-font-color="true" style:font-name="Times New Roman" fo:font-size="14pt" fo:language="uk" fo:country="UA" officeooo:rsid="00310f2c" style:font-name-asian="Times New Roman" style:font-size-asian="14pt" style:font-name-complex="Times New Roman" style:font-size-complex="14pt" style:language-complex="ar" style:country-complex="SA" style:font-style-complex="italic" style:font-weight-complex="bold"/>
    </style:style>
    <style:style style:name="T112" style:family="text">
      <style:text-properties style:use-window-font-color="true" style:font-name="Times New Roman" fo:font-size="14pt" fo:language="uk" fo:country="UA" officeooo:rsid="0024a7f3" style:font-name-asian="Times New Roman" style:font-size-asian="14pt" style:font-name-complex="Times New Roman" style:font-size-complex="14pt" style:language-complex="ar" style:country-complex="SA"/>
    </style:style>
    <style:style style:name="T113" style:family="text">
      <style:text-properties style:use-window-font-color="true" style:font-name="Times New Roman" fo:font-size="14pt" fo:language="uk" fo:country="UA" officeooo:rsid="005bc6ae" style:font-name-asian="Times New Roman" style:font-size-asian="14pt" style:font-name-complex="Times New Roman" style:font-size-complex="12pt" style:language-complex="ar" style:country-complex="SA"/>
    </style:style>
    <style:style style:name="T114" style:family="text">
      <style:text-properties style:use-window-font-color="true" style:font-name="Times New Roman" fo:font-size="14pt" fo:language="uk" fo:country="UA" officeooo:rsid="00464a7d" style:font-name-asian="Times New Roman" style:font-size-asian="14pt" style:font-name-complex="Times New Roman" style:font-size-complex="12pt" style:language-complex="ar" style:country-complex="SA"/>
    </style:style>
    <style:style style:name="T115" style:family="text">
      <style:text-properties style:use-window-font-color="true" style:font-name="Times New Roman" fo:font-size="14pt" fo:language="uk" fo:country="UA" fo:font-weight="bold" officeooo:rsid="001d6d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16" style:family="text">
      <style:text-properties style:use-window-font-color="true" style:font-name="Times New Roman" fo:font-size="14pt" fo:language="uk" fo:country="UA" fo:font-weight="bold" officeooo:rsid="005bc6ae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17" style:family="text">
      <style:text-properties style:use-window-font-color="true" style:font-name="Times New Roman" fo:font-size="14pt" fo:language="uk" fo:country="UA" fo:font-weight="bold" officeooo:rsid="00310f2c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T118" style:family="text">
      <style:text-properties fo:font-size="12pt" style:font-size-asian="12pt"/>
    </style:style>
    <style:style style:name="T119" style:family="text">
      <style:text-properties fo:font-size="12pt" officeooo:rsid="007492e0" style:font-size-asian="12pt"/>
    </style:style>
    <style:style style:name="T120" style:family="text">
      <style:text-properties fo:font-size="12pt" officeooo:rsid="0014585f" style:font-size-asian="12pt"/>
    </style:style>
    <style:style style:name="T121" style:family="text">
      <style:text-properties fo:font-size="12pt" style:font-size-asian="12pt" style:font-size-complex="12pt"/>
    </style:style>
    <style:style style:name="T122" style:family="text">
      <style:text-properties officeooo:rsid="003450df"/>
    </style:style>
    <style:style style:name="T123" style:family="text">
      <style:text-properties officeooo:rsid="00355514"/>
    </style:style>
    <style:style style:name="T124" style:family="text">
      <style:text-properties fo:color="#000000"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25" style:family="text">
      <style:text-properties style:font-name="Liberation Serif" fo:font-size="10.5pt" fo:font-style="italic" fo:font-weight="bold" style:font-name-asian="Times New Roman1" style:font-size-asian="10.5pt" style:font-style-asian="italic" style:font-weight-asian="bold" style:font-name-complex="Times New Roman" style:font-size-complex="10.5pt" style:font-style-complex="italic" style:font-weight-complex="bold"/>
    </style:style>
    <style:style style:name="T126" style:family="text">
      <style:text-properties style:font-name="Liberation Serif" fo:font-size="10.5pt" style:font-name-asian="Times New Roman1" style:font-size-asian="10.5pt" style:font-name-complex="Times New Roman" style:font-size-complex="10.5pt"/>
    </style:style>
    <style:style style:name="T127" style:family="text">
      <style:text-properties style:font-name="Liberation Serif" fo:font-size="10.5pt" fo:font-style="italic" style:font-name-asian="Times New Roman1" style:font-size-asian="10.5pt" style:font-style-asian="italic" style:font-name-complex="Times New Roman" style:font-size-complex="10.5pt" style:font-style-complex="italic"/>
    </style:style>
    <style:style style:name="gr1" style:family="graphic">
      <style:graphic-properties draw:stroke="none" svg:stroke-color="#000000" draw:fill="none" draw:fill-color="#ffffff" fo:min-height="7.2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tab/>ПОГОДЖЕНО<text:tab/><text:tab/><text:tab/><text:tab/><text:tab/><text:tab/><text:tab/><text:tab/><text:tab/><text:tab/>ЗАТВЕРДЖЕНО</text:p>
      <text:p text:style-name="P4"><text:span text:style-name="T102"><text:tab/>Заступник</text:span> директора _________ М.В. Савіна<text:tab/><text:tab/><text:tab/><text:tab/><text:tab/><text:span text:style-name="T102">Д</text:span>иректор <text:span text:style-name="T102">школи</text:span> ____________ Л.М. Воробйов</text:p>
      <text:p text:style-name="P89"><text:span text:style-name="T16"><text:tab/>____________ 201</text:span><text:span text:style-name="T17">9</text:span><text:span text:style-name="T16"> р.<text:tab/><text:tab/><text:tab/><text:tab/><text:tab/><text:tab/><text:tab/><text:tab/><text:tab/>_____________ 201</text:span><text:span text:style-name="T113">9</text:span><text:span text:style-name="T16"> р.</text:span></text:p>
      <text:p text:style-name="P89"><text:span text:style-name="T11"><text:tab/>____________ 20</text:span><text:span text:style-name="T111">20</text:span><text:span text:style-name="T11"> р.<text:tab/><text:tab/><text:tab/><text:tab/><text:tab/><text:tab/><text:tab/><text:tab/><text:tab/>_____________ 20</text:span><text:span text:style-name="T111">20</text:span><text:span text:style-name="T11"> р.</text:span></text:p>
      <text:p text:style-name="P3"/>
      <text:p text:style-name="P41">Календарно-тематичне планування<text:line-break/>з Інформатики для індивідуального навчання </text:p>
      <text:p text:style-name="P31"><text:span text:style-name="T21">учня <text:s/></text:span><text:span text:style-name="T115">8</text:span><text:span text:style-name="T21">-В класу </text:span><text:span text:style-name="T45">Карапетрова Олександра</text:span><text:span text:style-name="T21"><text:line-break/></text:span><text:span text:style-name="T26">в</text:span><text:span text:style-name="T25">читель Трубіцина А.Л.</text:span></text:p>
      <text:p text:style-name="P31"><text:span text:style-name="T25">201</text:span><text:span text:style-name="T116">9</text:span><text:span text:style-name="T25">-20</text:span><text:span text:style-name="T117">20</text:span><text:span text:style-name="T25"> н.р.</text:span><text:span text:style-name="T5"><text:line-break/></text:span></text:p>
      <text:p text:style-name="P5">Джерело: Програма для загальноосвітніх навчальних закладів.</text:p>
      <text:p text:style-name="P90"><text:span text:style-name="T16">Інформатика навчальна програма для учнів </text:span><text:span text:style-name="T114">8 </text:span><text:span text:style-name="T16">класу</text:span></text:p>
      <text:p text:style-name="P5">загальноосвітніх навчальних закладів <text:span text:style-name="T104">затверджена Міністерством освіти і науки України</text:span></text:p>
      <text:p text:style-name="P85"><text:span text:style-name="T14">(Наказ МОН від </text:span><text:span text:style-name="T66">07.06.2017 №804</text:span><text:span text:style-name="T14">)</text:span><text:span text:style-name="T110"> <text:s text:c="16"/></text:span><text:span text:style-name="T118"><text:tab/></text:span></text:p>
      <text:p text:style-name="P8">I семестр <text:tab/><text:tab/><text:tab/><text:tab/><text:tab/><text:tab/><text:tab/><text:tab/><text:tab/><text:tab/><text:tab/>ІІ семестр</text:p>
      <text:p text:style-name="P19"/>
      <text:p text:style-name="P2"><text:span text:style-name="T16">Погоджено на засіданні </text:span><text:span text:style-name="T18">Ш</text:span><text:span text:style-name="T16">МО <text:tab/><text:tab/><text:tab/>Погоджено на засіданні </text:span><text:span text:style-name="T18">Ш</text:span><text:span text:style-name="T16">МО</text:span></text:p>
      <text:p text:style-name="P6">протокол № _____ від ___________ р. <text:tab/><text:tab/><text:tab/>протокол № _____ від ___________ р.</text:p>
      <text:p text:style-name="P7"><text:span text:style-name="T119">кер. </text:span><text:span text:style-name="T120">Ш</text:span><text:span text:style-name="T119">МО _________________ В.В. Маляренко <text:tab/><text:tab/><text:tab/>кер. </text:span><text:span text:style-name="T120">Ш</text:span><text:span text:style-name="T119">МО _________________ В.В. Маляренко <text:tab/></text:span></text:p>
      <text:p text:style-name="Standard"><text:s text:c="33"/><text:span text:style-name="T5"><text:s text:c="97"/></text:span></text:p>
      <text:p text:style-name="P91"><text:span text:style-name="T51">ЗАТВЕРДЖУЮ<text:line-break/></text:span><text:span text:style-name="T63">Директор ЕЗОШ <text:s/>№2</text:span><text:span text:style-name="T58"><text:line-break/>______Л.М. Воробйов <text:line-break/>____________ 201</text:span><text:span text:style-name="T60">9</text:span><text:span text:style-name="T58">р</text:span></text:p>
      <text:p text:style-name="P16">____________ 20<text:span text:style-name="T122">20</text:span>р</text:p>
      <text:p text:style-name="P16"/>
      <text:p text:style-name="P23"/>
      <text:p text:style-name="P23">ПРОГРАМА</text:p>
      <text:p text:style-name="P1"><text:span text:style-name="T51">З ІНФОРМАТИКИ для учня </text:span><text:span text:style-name="T55">8</text:span><text:span text:style-name="T51">-В класу</text:span></text:p>
      <text:p text:style-name="P23">Карапетрова Олександра </text:p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 table:style-name="Таблиця1.1">
          <table:table-cell table:style-name="Таблиця1.A1" office:value-type="string">
            <text:p text:style-name="P24"/>
          </table:table-cell>
          <table:table-cell table:style-name="Таблиця1.A1" office:value-type="string">
            <text:p text:style-name="P1"><text:span text:style-name="T51">Для </text:span><text:span text:style-name="T55">8</text:span><text:span text:style-name="T51">-В класу</text:span></text:p>
          </table:table-cell>
          <table:table-cell table:style-name="Таблиця1.C1" office:value-type="string">
            <text:p text:style-name="P23">Для Карапетрова О.</text:p>
          </table:table-cell>
        </table:table-row>
        <table:table-row table:style-name="Таблиця1.2">
          <table:table-cell table:style-name="Таблиця1.A1" office:value-type="string">
            <text:p text:style-name="P22">І семестр</text:p>
          </table:table-cell>
          <table:table-cell table:style-name="Таблиця1.A1" office:value-type="string">
            <text:p text:style-name="P15"><text:s text:c="4"/>годин</text:p>
          </table:table-cell>
          <table:table-cell table:style-name="Таблиця1.C1" office:value-type="string">
            <text:p text:style-name="P15"><text:s text:c="3"/>години</text:p>
          </table:table-cell>
        </table:table-row>
        <table:table-row table:style-name="Таблиця1.3">
          <table:table-cell table:style-name="Таблиця1.A1" office:value-type="string">
            <text:p text:style-name="P22">ІІ семестр</text:p>
          </table:table-cell>
          <table:table-cell table:style-name="Таблиця1.A1" office:value-type="string">
            <text:p text:style-name="P15"><text:s text:c="4"/>годин</text:p>
          </table:table-cell>
          <table:table-cell table:style-name="Таблиця1.C1" office:value-type="string">
            <text:p text:style-name="P15"><text:s text:c="3"/>годин</text:p>
          </table:table-cell>
        </table:table-row>
        <table:table-row table:style-name="Таблиця1.4">
          <table:table-cell table:style-name="Таблиця1.A1" office:value-type="string">
            <text:p text:style-name="P22">Усього</text:p>
          </table:table-cell>
          <table:table-cell table:style-name="Таблиця1.A1" office:value-type="string">
            <text:p text:style-name="P15">35 год.</text:p>
            <text:p text:style-name="P15">1 година на тиждень</text:p>
          </table:table-cell>
          <table:table-cell table:style-name="Таблиця1.C1" office:value-type="string">
            <text:p text:style-name="P15">17 год.</text:p>
            <text:p text:style-name="P15">2 години на місяць</text:p>
            <text:p text:style-name="P15"/>
          </table:table-cell>
        </table:table-row>
      </table:table>
      <text:p text:style-name="P17"/>
      <text:p text:style-name="P17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row table:style-name="Таблиця2.1">
          <table:table-cell table:style-name="Таблиця2.A1" office:value-type="string">
            <text:p text:style-name="P23">№ з/п</text:p>
          </table:table-cell>
          <table:table-cell table:style-name="Таблиця2.A1" office:value-type="string">
            <text:p text:style-name="P87">Зміст навчального матеріалу. Тема </text:p>
          </table:table-cell>
          <table:table-cell table:style-name="Таблиця2.C1" office:value-type="string">
            <text:p text:style-name="P22">Кількість годин на тему </text:p>
          </table:table-cell>
        </table:table-row>
        <table:table-row table:style-name="Таблиця2.2">
          <table:table-cell table:style-name="Таблиця2.A1" office:value-type="string">
            <text:p text:style-name="P23">Тема 1</text:p>
          </table:table-cell>
          <table:table-cell table:style-name="Таблиця2.A1" office:value-type="string">
            <text:p text:style-name="P35"><text:span text:style-name="T83">Алгоритми та програми </text:span><text:span text:style-name="T84">(</text:span><text:span text:style-name="T85">1</text:span><text:span text:style-name="T86">6</text:span><text:span text:style-name="T84"> год.)</text:span></text:p>
          </table:table-cell>
          <table:table-cell table:style-name="Таблиця2.C1" office:value-type="string">
            <text:p text:style-name="P27">8</text:p>
          </table:table-cell>
        </table:table-row>
        <table:table-row table:style-name="Таблиця2.3">
          <table:table-cell table:style-name="Таблиця2.A1" office:value-type="string">
            <text:p text:style-name="P23">Тема 2 </text:p>
          </table:table-cell>
          <table:table-cell table:style-name="Таблиця2.A1" office:value-type="string">
            <text:p text:style-name="P34"><text:span text:style-name="Font_20_Style42"><text:span text:style-name="T89">Опрацювання табличних даних</text:span></text:span><text:span text:style-name="Font_20_Style42"><text:span text:style-name="T87"> (</text:span></text:span><text:span text:style-name="Font_20_Style42"><text:span text:style-name="T88">10</text:span></text:span><text:span text:style-name="Font_20_Style42"><text:span text:style-name="T87"> год.)</text:span></text:span></text:p>
          </table:table-cell>
          <table:table-cell table:style-name="Таблиця2.C1" office:value-type="string">
            <text:p text:style-name="P27">5</text:p>
          </table:table-cell>
        </table:table-row>
        <table:table-row table:style-name="Таблиця2.4">
          <table:table-cell table:style-name="Таблиця2.A1" office:value-type="string">
            <text:p text:style-name="P23">Тема 3 </text:p>
          </table:table-cell>
          <table:table-cell table:style-name="Таблиця2.A1" office:value-type="string">
            <text:p text:style-name="P79"><text:span text:style-name="Font_20_Style42"><text:span text:style-name="T69">Служби Інтернету</text:span></text:span><text:span text:style-name="Font_20_Style42"><text:span text:style-name="T67"> (</text:span></text:span><text:span text:style-name="Font_20_Style42"><text:span text:style-name="T68">9 год.</text:span></text:span><text:span text:style-name="Font_20_Style42"><text:span text:style-name="T67">)</text:span></text:span></text:p>
          </table:table-cell>
          <table:table-cell table:style-name="Таблиця2.C1" office:value-type="string">
            <text:p text:style-name="P27">4</text:p>
          </table:table-cell>
        </table:table-row>
      </table:table>
      <text:p text:style-name="P18"/>
      <text:p text:style-name="P18"><text:span text:style-name="T105">В</text:span>читель <text:tab/><text:tab/><text:tab/><text:tab/><text:tab/><text:tab/><text:tab/><text:tab/><text:span text:style-name="T105">Трубіцина</text:span> <text:span text:style-name="T105">А</text:span>.<text:span text:style-name="T105">Л</text:span>._______</text:p>
      <text:p text:style-name="P45"/>
      <text:p text:style-name="P45"/>
      <text:p text:style-name="P45"/>
      <text:p text:style-name="P45"/>
      <text:p text:style-name="P45"/>
      <text:p text:style-name="P45">ПОГОДЖЕНО</text:p>
      <text:p text:style-name="P45">Заступник директора з НВР</text:p>
      <text:p text:style-name="P45">______ М.В. Савіна</text:p>
      <text:p text:style-name="P37"><text:span text:style-name="T58">_________________ 201</text:span><text:span text:style-name="T60">9</text:span><text:span text:style-name="T58"> р.</text:span></text:p>
      <text:p text:style-name="P37"><text:span text:style-name="T58">_________________ 20</text:span><text:span text:style-name="T60">20</text:span><text:span text:style-name="T58"> р.</text:span></text:p>
      <text:p text:style-name="P45"/>
      <text:p text:style-name="P45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ext:soft-page-break/>
        <table:table-row table:style-name="Таблиця3.1">
          <table:table-cell table:style-name="Таблиця3.A1" table:number-columns-spanned="2" office:value-type="string">
            <text:p text:style-name="P25">Кількість</text:p>
            <text:p text:style-name="P25">годин</text:p>
          </table:table-cell>
          <table:covered-table-cell/>
          <table:table-cell table:style-name="Таблиця3.C1" table:number-rows-spanned="2" office:value-type="string">
            <text:p text:style-name="P25">Зміст навчального матеріалу</text:p>
          </table:table-cell>
          <table:table-cell table:style-name="Таблиця3.D1" table:number-rows-spanned="2" office:value-type="string">
            <text:p text:style-name="P25">Державні вимоги до рівня загальноосвітньої підготовки учнів</text:p>
          </table:table-cell>
        </table:table-row>
        <table:table-row table:style-name="Таблиця3.2">
          <table:table-cell table:style-name="Таблиця3.A1" office:value-type="string">
            <text:p text:style-name="P33"><text:span text:style-name="T55">8</text:span><text:span text:style-name="T51">-В</text:span></text:p>
          </table:table-cell>
          <table:table-cell table:style-name="Таблиця3.A1" office:value-type="string">
            <text:p text:style-name="P25">Карапетрова О.</text:p>
          </table:table-cell>
          <table:covered-table-cell/>
          <table:covered-table-cell/>
        </table:table-row>
        <table:table-row table:style-name="Таблиця3.3">
          <table:table-cell table:style-name="Таблиця3.A1" office:value-type="string">
            <text:p text:style-name="P28">16</text:p>
          </table:table-cell>
          <table:table-cell table:style-name="Таблиця3.A1" office:value-type="string">
            <text:p text:style-name="P28">8</text:p>
          </table:table-cell>
          <table:table-cell table:style-name="Таблиця3.A1" office:value-type="string">
            <text:p text:style-name="P92"><draw:frame text:anchor-type="paragraph" draw:z-index="0" draw:name="Фигура3" draw:style-name="gr1" draw:text-style-name="P108" svg:width="8.148cm" svg:height="7.259cm" svg:x="0.016cm" svg:y="0.079cm"><draw:text-box><text:p><text:span text:style-name="T124">Алгоритми та програми </text:span></text:p><text:p text:style-name="P105"><text:span text:style-name="T125">Знаннєва складова</text:span></text:p><text:p text:style-name="P106"><text:span text:style-name="T126"><text:s text:c="5"/></text:span><text:span text:style-name="T127">Пояснює</text:span><text:span text:style-name="T126"> поняття величини, змінної та операції </text:span><text:span text:style-name="T126">присвоювання.</text:span></text:p><text:p text:style-name="P106"><text:span text:style-name="T126"><text:s text:c="4"/></text:span><text:span text:style-name="T127">Знає</text:span><text:span text:style-name="T126"> базові алгоритми роботи зі змінними: </text:span><text:span text:style-name="T126">обмін значеннями, визначення найбільшого й </text:span><text:span text:style-name="T126">найменшого з двох значень</text:span></text:p><text:p text:style-name="P106"><text:span text:style-name="T125">Діяльнісна складова</text:span></text:p><text:p text:style-name="P107"><text:span text:style-name="T126"><text:s text:c="4"/></text:span><text:span text:style-name="T127">Використовує</text:span><text:span text:style-name="T126"> різні алгоритмічні структури та </text:span><text:span text:style-name="T126">змінні для <text:s/>розв’язання навчальних і життєвих </text:span><text:span text:style-name="T126">задач.</text:span></text:p><text:p text:style-name="P107"><text:span text:style-name="T126"><text:s text:c="5"/></text:span><text:span text:style-name="T127">Застосовує</text:span><text:span text:style-name="T126"> засоби програмування для побудови </text:span><text:span text:style-name="T126">моделей</text:span></text:p><text:p text:style-name="P107"><text:span text:style-name="T125">Ціннісна складова</text:span></text:p><text:p text:style-name="P107"><text:span text:style-name="T126"><text:s text:c="5"/></text:span><text:span text:style-name="T127">Усвідомлює</text:span><text:span text:style-name="T126"> роль програмування та </text:span><text:span text:style-name="T126">моделювання для розв’язання навчальних і </text:span><text:span text:style-name="T126">життєвих задач</text:span></text:p></draw:text-box></draw:frame></text:p>
          </table:table-cell>
          <table:table-cell table:style-name="Таблиця3.D3" office:value-type="string">
            <text:p text:style-name="P60">Величини. Змінні. Вказівка присвоювання.</text:p>
            <text:p text:style-name="P60"/>
            <text:p text:style-name="P94">Створення алгоритмів і програм з використанням змінних і різних алгоритмічних структур: лінійних, розгалужень і повторень.</text:p>
            <text:p text:style-name="P60"/>
            <text:p text:style-name="P60">Опис моделей у середовищі програмування</text:p>
            <text:p text:style-name="P60"/>
            <text:p text:style-name="P60"/>
            <text:p text:style-name="P60"/>
            <text:p text:style-name="P60"/>
            <text:p text:style-name="P60"/>
          </table:table-cell>
        </table:table-row>
        <table:table-row table:style-name="Таблиця3.4">
          <table:table-cell table:style-name="Таблиця3.A1" office:value-type="string">
            <text:p text:style-name="P28">10</text:p>
          </table:table-cell>
          <table:table-cell table:style-name="Таблиця3.A1" office:value-type="string">
            <text:p text:style-name="P28">5</text:p>
          </table:table-cell>
          <table:table-cell table:style-name="Таблиця3.A1" office:value-type="string">
            <text:p text:style-name="P56"><text:span text:style-name="Font_20_Style42"><text:span text:style-name="T71">Опрацювання табличних даних</text:span></text:span><text:span text:style-name="Font_20_Style42"><text:span text:style-name="T70"> </text:span></text:span></text:p>
            <text:p text:style-name="P95">Знаннєва складова</text:p>
            <text:p text:style-name="P67"><text:span text:style-name="T77">Пояснює</text:span> призначення електронних таблиць, зокрема як засобу моделювання.</text:p>
            <text:p text:style-name="P67"><text:span text:style-name="T77">Знає </text:span>принципи адресації клітинок і діапазонів.</text:p>
            <text:p text:style-name="P67"><text:span text:style-name="T77">Називає </text:span>основні типи даних та пояснює їхнє призначення.</text:p>
            <text:p text:style-name="P67"><text:span text:style-name="T77">Називає</text:span> і <text:span text:style-name="T77">пояснює </text:span>призначення основних об’єктів ЕТ.</text:p>
            <text:p text:style-name="P67"><text:span text:style-name="T77">Пояснює </text:span>поняття моделі</text:p>
            <text:p text:style-name="P95">Діяльнісна складова</text:p>
            <text:p text:style-name="P67"><text:span text:style-name="T77">Застосовує </text:span>засоби опрацювання електронних таблиць для розв’язання навчальних і життєвих задач. </text:p>
            <text:p text:style-name="P67"><text:span text:style-name="T77">Аналізує </text:span>умову задачі, виокремлює зв’язки між величинами. Реалізує математичні моделі засобами електронних таблиць.</text:p>
            <text:p text:style-name="P67"><text:span text:style-name="T77">Використовує</text:span> формули в електронних таблицях.</text:p>
            <text:p text:style-name="P67"><text:span text:style-name="T77">Редагує</text:span> <text:s/>і <text:span text:style-name="T77">форматує</text:span> електронні таблиці.</text:p>
            <text:p text:style-name="P67"><text:span text:style-name="T77">Застосовує</text:span> засоби автозаповнення й автозавершення для прискорення введення даних</text:p>
            <text:p text:style-name="P95">Ціннісна складова</text:p>
            <text:p text:style-name="P67"><text:span text:style-name="T77">Розпізнає</text:span> задачі, для яких доцільно використовувати електронні таблиці.</text:p>
            <text:p text:style-name="P80">Робить висновки на основі аналізу даних в електронних таблицях</text:p>
          </table:table-cell>
          <table:table-cell table:style-name="Таблиця3.D3" office:value-type="string">
            <text:p text:style-name="P67">Поняття електронної таблиці. Табличні процесори, їх призначення. Середовище табличного процесора. </text:p>
            <text:p text:style-name="P67"/>
            <text:p text:style-name="P67">Об’єкти електронних таблиць — аркуш, клітинка, діапазон клітинок.</text:p>
            <text:p text:style-name="P67"/>
            <text:p text:style-name="P67"/>
            <text:p text:style-name="P67"/>
            <text:p text:style-name="P67"/>
            <text:p text:style-name="P67">Типи даних: числові, грошові, дати, текст, відсотки. Введення, редагування й форматування даних основних типів. </text:p>
            <text:p text:style-name="P67"/>
            <text:p text:style-name="P67">Адресація. Формули.</text:p>
            <text:p text:style-name="P67"/>
            <text:p text:style-name="P67">Редагування та форматування електронних таблиць.</text:p>
            <text:p text:style-name="P67"/>
            <text:p text:style-name="P67">Копіювання та переміщення клітинок і діапазонів, зокрема тих, що містять формули. </text:p>
            <text:p text:style-name="P67"/>
            <text:p text:style-name="P67">Автозаповнення та автозавершення.</text:p>
            <text:p text:style-name="P67"/>
            <text:p text:style-name="P67">Моделі. Етапи побудови моделей. Реалізація математичних моделей</text:p>
            <text:p text:style-name="P96"/>
          </table:table-cell>
        </table:table-row>
        <text:soft-page-break/>
        <table:table-row table:style-name="Таблиця3.5">
          <table:table-cell table:style-name="Таблиця3.A1" office:value-type="string">
            <text:p text:style-name="P28">9</text:p>
          </table:table-cell>
          <table:table-cell table:style-name="Таблиця3.A1" office:value-type="string">
            <text:p text:style-name="P28">4</text:p>
          </table:table-cell>
          <table:table-cell table:style-name="Таблиця3.A1" office:value-type="string">
            <text:p text:style-name="P57"><text:span text:style-name="Font_20_Style42"><text:span text:style-name="T71">Служби Інтернету</text:span></text:span><text:span text:style-name="Font_20_Style42"><text:span text:style-name="T70"> </text:span></text:span></text:p>
            <text:p text:style-name="P95">Знаннєва складова</text:p>
            <text:p text:style-name="P67"><text:span text:style-name="T77">Пояснює</text:span> принципи функціонування служб електронної пошти та спільного доступу, поняття хмарних сервісів.</text:p>
            <text:p text:style-name="P67"><text:span text:style-name="T77">Пояснює</text:span> небезпеки, пов’язані з використанням електронної пошти.</text:p>
            <text:p text:style-name="P67"><text:span text:style-name="T77">Пояснює</text:span> основні принципи функціонування Інтернету речей, поняття кінцевого пристрою, проміжного мережевого пристрою, середовища передавання даних, датчика в пристрої, контролера</text:p>
            <text:p text:style-name="P95">Діяльнісна складова</text:p>
            <text:p text:style-name="P67"><text:span text:style-name="T77">Створює</text:span> поштову скриньку та використовує її.</text:p>
            <text:p text:style-name="P67"><text:span text:style-name="T77">Створює</text:span> і <text:span text:style-name="T77">використовує</text:span> списки розсилки.</text:p>
            <text:p text:style-name="P67"><text:span text:style-name="T77">Уміє</text:span> працювати в команді й організовувати спільну роботу в онлайн-середовищах.</text:p>
            <text:p text:style-name="P67"><text:span text:style-name="T77">Використовує</text:span> онлайнові перекладачі</text:p>
            <text:p text:style-name="P95">Ціннісна складова</text:p>
            <text:p text:style-name="P67"><text:span text:style-name="T77">Усвідомлює</text:span> переваги та недоліки електронної пошти як засобу спілкування.</text:p>
            <text:p text:style-name="P67"><text:span text:style-name="T77">Дотримується</text:span> принципів електронного етикету та безпечного користування електронною поштою.</text:p>
            <text:p text:style-name="P67"><text:span text:style-name="T77">Усвідомлює </text:span>цінність персонального освітньо-комунікаційного середовища для навчання та саморозвитку.</text:p>
            <text:p text:style-name="P81">Усвідомлює значення Інтернету речей у житті людини</text:p>
          </table:table-cell>
          <table:table-cell table:style-name="Таблиця3.D3" office:value-type="string">
            <text:p text:style-name="P68">Поштові служби Інтернету. Створення електронної скриньки. Надсилання, отримання, перенаправлення повідомлень. Пересилання файлів. Використання адресної книги та списків розсилки.</text:p>
            <text:p text:style-name="P68"/>
            <text:p text:style-name="P68">Етикет електронного листування. Правила безпечного користування електронною скринькою. Основні ознаки спаму й фішингу.</text:p>
            <text:p text:style-name="P68"/>
            <text:p text:style-name="P68">Використання інтернет-ресурсів для спільної роботи. Рівні та способи доступу до ресурсів.</text:p>
            <text:p text:style-name="P68"/>
            <text:p text:style-name="P68">Зберігання даних та колективна робота з документами в Інтернеті; керування спільним доступом до них. Хмарні сервіси.</text:p>
            <text:p text:style-name="P68"/>
            <text:p text:style-name="P68">Онлайнові перекладачі.</text:p>
            <text:p text:style-name="P68"/>
            <text:p text:style-name="P69">Інтернет речей</text:p>
          </table:table-cell>
        </table:table-row>
      </table:table>
      <text:p text:style-name="P14"/>
      <text:p text:style-name="P3"/>
      <text:p text:style-name="P3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9"><text:soft-page-break/><text:span text:style-name="T22">ІІІ. </text:span><text:span text:style-name="T21">Календарно-тематичний план</text:span></text:p>
      <text:p text:style-name="P48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 table:style-name="Таблиця4.1">
          <table:table-cell table:style-name="Таблиця4.A1" office:value-type="string">
            <text:p text:style-name="P46">№ уроку</text:p>
          </table:table-cell>
          <table:table-cell table:style-name="Таблиця4.A1" office:value-type="string">
            <text:p text:style-name="P47">№ Теми</text:p>
          </table:table-cell>
          <table:table-cell table:style-name="Таблиця4.A1" office:value-type="string">
            <text:p text:style-name="P47">Тема уроку</text:p>
          </table:table-cell>
          <table:table-cell table:style-name="Таблиця4.D1" office:value-type="string">
            <text:p text:style-name="P61">Дата проведення уроку</text:p>
          </table:table-cell>
        </table:table-row>
        <table:table-row table:style-name="Таблиця4.2">
          <table:table-cell table:style-name="Таблиця4.D1" table:number-columns-spanned="4" office:value-type="string">
            <text:p text:style-name="P39"><text:span text:style-name="Font_20_Style42"><text:span text:style-name="T61">Тема </text:span></text:span><text:span text:style-name="Font_20_Style46"><text:span text:style-name="T56">1.</text:span></text:span><text:span text:style-name="Font_20_Style46"><text:span text:style-name="T61"> </text:span></text:span><text:span text:style-name="Font_20_Style42"><text:span text:style-name="T62">Алгоритми та програми</text:span></text:span><text:span text:style-name="T51"> (</text:span><text:span text:style-name="T54">8</text:span><text:span text:style-name="Font_20_Style42"><text:span text:style-name="T61"> год)</text:span></text:span></text:p>
          </table:table-cell>
          <table:covered-table-cell/>
          <table:covered-table-cell/>
          <table:covered-table-cell/>
        </table:table-row>
        <table:table-row table:style-name="Таблиця4.3">
          <table:table-cell table:style-name="Таблиця4.A1" office:value-type="string">
            <text:list xml:id="list3766786416" text:style-name="WW8Num20">
              <text:list-item>
                <text:p text:style-name="P101"/>
              </text:list-item>
            </text:list>
          </table:table-cell>
          <table:table-cell table:style-name="Таблиця4.A1" office:value-type="string">
            <text:p text:style-name="P104">1.</text:p>
          </table:table-cell>
          <table:table-cell table:style-name="Таблиця4.A1" office:value-type="string">
            <text:p text:style-name="P52"><text:span text:style-name="T5">Безпека життєдіяльності при роботі з комп'ютером. </text:span><text:span text:style-name="T92">Величини. Змінні. Вказівка присвоювання. </text:span><text:span text:style-name="T97">Практична робота №</text:span><text:span text:style-name="T98">1</text:span><text:span text:style-name="T97">. </text:span><text:span text:style-name="T92">Розбір</text:span><text:span text:style-name="T97"> </text:span><text:span text:style-name="T92">в</text:span><text:span text:style-name="T96">идів опису алгоритмів. </text:span><text:span text:style-name="T93">Інструктаж з БЖД.</text:span></text:p>
          </table:table-cell>
          <table:table-cell table:style-name="Таблиця4.D1" office:value-type="string">
            <text:p text:style-name="P42"/>
          </table:table-cell>
        </table:table-row>
        <table:table-row table:style-name="Таблиця4.4">
          <table:table-cell table:style-name="Таблиця4.A1" office:value-type="string">
            <text:list xml:id="list155527902471126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1" office:value-type="string">
            <text:p text:style-name="P64">2.</text:p>
          </table:table-cell>
          <table:table-cell table:style-name="Таблиця4.A1" office:value-type="string">
            <text:p text:style-name="P70"><text:span text:style-name="T1">Середовище опису й виконання алгоритмів.</text:span><text:span text:style-name="T3"> </text:span><text:span text:style-name="T33">Практична робота №</text:span><text:span text:style-name="T34">2</text:span><text:span text:style-name="T33">. </text:span><text:span text:style-name="T8">Створення алгоритмів і програм з використанням змінних і різних алгоритмічних структур. </text:span><text:span text:style-name="T2">Інструктаж з БЖД.</text:span></text:p>
          </table:table-cell>
          <table:table-cell table:style-name="Таблиця4.D1" office:value-type="string">
            <text:p text:style-name="P42"/>
          </table:table-cell>
        </table:table-row>
        <table:table-row table:style-name="Таблиця4.5">
          <table:table-cell table:style-name="Таблиця4.A1" office:value-type="string">
            <text:list xml:id="list155527448548403" text:continue-numbering="true" text:style-name="WW8Num20">
              <text:list-item>
                <text:p text:style-name="P102">4.</text:p>
              </text:list-item>
            </text:list>
          </table:table-cell>
          <table:table-cell table:style-name="Таблиця4.A1" office:value-type="string">
            <text:p text:style-name="P64">3.</text:p>
          </table:table-cell>
          <table:table-cell table:style-name="Таблиця4.A1" office:value-type="string">
            <text:p text:style-name="P75"><text:span text:style-name="T8">Опис моделей у середовищі програмування. </text:span><text:span text:style-name="T32">Практична робота №</text:span><text:span text:style-name="T34">3</text:span><text:span text:style-name="T32">. </text:span><text:span text:style-name="T8">Виконання л</text:span><text:span text:style-name="T9">інійн</text:span><text:span text:style-name="T8">их</text:span><text:span text:style-name="T9"> алгоритм</text:span><text:span text:style-name="T8">ів</text:span><text:span text:style-name="T9">. </text:span><text:span text:style-name="T2">Інструктаж з БЖД.</text:span></text:p>
          </table:table-cell>
          <table:table-cell table:style-name="Таблиця4.D1" office:value-type="string">
            <text:p text:style-name="P53"/>
          </table:table-cell>
        </table:table-row>
        <table:table-row table:style-name="Таблиця4.6">
          <table:table-cell table:style-name="Таблиця4.A1" office:value-type="string">
            <text:list xml:id="list155526987176885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1" office:value-type="string">
            <text:p text:style-name="P64">4.</text:p>
          </table:table-cell>
          <table:table-cell table:style-name="Таблиця4.A1" office:value-type="string">
            <text:p text:style-name="P51"><text:span text:style-name="T5">Інструктаж з БЖД</text:span><text:span text:style-name="T31">. </text:span><text:span text:style-name="T82">Додавання тексту до графічних зображень та його форматування. </text:span><text:span text:style-name="T31">Практична робота 3.</text:span><text:span text:style-name="T82"> Налаштування параметрів та перетворення формату готового зображення. </text:span><text:span text:style-name="T95">Інструктаж з БЖД.</text:span></text:p>
            <text:p text:style-name="P36"><text:span text:style-name="Font_20_Style42"><text:span text:style-name="T37"/></text:span></text:p>
          </table:table-cell>
          <table:table-cell table:style-name="Таблиця4.D1" office:value-type="string">
            <text:p text:style-name="P44"/>
          </table:table-cell>
        </table:table-row>
        <table:table-row table:style-name="Таблиця4.6">
          <table:table-cell table:style-name="Таблиця4.A7" office:value-type="string">
            <text:list xml:id="list155527652462159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7" office:value-type="string">
            <text:p text:style-name="P65"/>
          </table:table-cell>
          <table:table-cell table:style-name="Таблиця4.A7" office:value-type="string">
            <text:p text:style-name="P73">Алгоритми з розгалуженнями. <text:span text:style-name="T106">Виконання </text:span>алгоритм<text:span text:style-name="T106">ів з </text:span>розгалуженнями.</text:p>
          </table:table-cell>
          <table:table-cell table:style-name="Таблиця4.D7" office:value-type="string">
            <text:p text:style-name="P44"/>
          </table:table-cell>
        </table:table-row>
        <table:table-row table:style-name="Таблиця4.8">
          <table:table-cell table:style-name="Таблиця4.A7" office:value-type="string">
            <text:list xml:id="list155527271697934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7" office:value-type="string">
            <text:p text:style-name="P65"/>
          </table:table-cell>
          <table:table-cell table:style-name="Таблиця4.A7" office:value-type="string">
            <text:p text:style-name="P54"><text:span text:style-name="T80">Практична робота №</text:span><text:span text:style-name="T81">4</text:span><text:span text:style-name="T80">. </text:span><text:span text:style-name="T107">Створення програм у середовищі Скретч</text:span>. <text:span text:style-name="T76">Інструктаж з БЖД.</text:span></text:p>
          </table:table-cell>
          <table:table-cell table:style-name="Таблиця4.D7" office:value-type="string">
            <text:p text:style-name="P44"/>
          </table:table-cell>
        </table:table-row>
        <table:table-row table:style-name="Таблиця4.6">
          <table:table-cell table:style-name="Таблиця4.A7" office:value-type="string">
            <text:list xml:id="list155528231063167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7" office:value-type="string">
            <text:p text:style-name="P65"/>
          </table:table-cell>
          <table:table-cell table:style-name="Таблиця4.A7" office:value-type="string">
            <text:p text:style-name="P78"><text:span text:style-name="T78">Практична робота №</text:span><text:span text:style-name="T79">5</text:span><text:span text:style-name="T78">. </text:span>Створення проекту у середовищі Скретч з застосуванням <text:span text:style-name="T108">алгоритмічних структур. </text:span><text:span text:style-name="T75">Інструктаж з БЖД.</text:span></text:p>
          </table:table-cell>
          <table:table-cell table:style-name="Таблиця4.D7" office:value-type="string">
            <text:p text:style-name="P44"/>
          </table:table-cell>
        </table:table-row>
        <table:table-row table:style-name="Таблиця4.6">
          <table:table-cell table:style-name="Таблиця4.A7" office:value-type="string">
            <text:list xml:id="list155526712120454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7" office:value-type="string">
            <text:p text:style-name="P65"/>
          </table:table-cell>
          <table:table-cell table:style-name="Таблиця4.A7" office:value-type="string">
            <text:p text:style-name="P50"><text:span text:style-name="Font_20_Style42"><text:span text:style-name="T37">Узагальнення з теми.</text:span></text:span></text:p>
          </table:table-cell>
          <table:table-cell table:style-name="Таблиця4.D7" office:value-type="string">
            <text:p text:style-name="P44"/>
          </table:table-cell>
        </table:table-row>
        <table:table-row table:style-name="Таблиця4.11">
          <table:table-cell table:style-name="Таблиця4.D1" table:number-columns-spanned="4" office:value-type="string">
            <text:p text:style-name="P40"><text:span text:style-name="T72">Тема 2.</text:span><text:span text:style-name="T73"> </text:span><text:span text:style-name="Font_20_Style42"><text:span text:style-name="T90">Опрацювання табличних даних</text:span></text:span><text:span text:style-name="Font_20_Style42"><text:span text:style-name="T91"> </text:span></text:span><text:span text:style-name="Font_20_Style42"><text:span text:style-name="T73">(</text:span></text:span><text:span text:style-name="Font_20_Style42"><text:span text:style-name="T74">5</text:span></text:span><text:span text:style-name="Font_20_Style42"><text:span text:style-name="T73"> год)</text:span></text:span></text:p>
          </table:table-cell>
          <table:covered-table-cell/>
          <table:covered-table-cell/>
          <table:covered-table-cell/>
        </table:table-row>
        <table:table-row table:style-name="Таблиця4.4">
          <table:table-cell table:style-name="Таблиця4.A1" office:value-type="string">
            <text:list xml:id="list155526892924901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1" office:value-type="string">
            <text:p text:style-name="P66">1.</text:p>
          </table:table-cell>
          <table:table-cell table:style-name="Таблиця4.A1" office:value-type="string">
            <text:p text:style-name="P74"><text:span text:style-name="T94">Поняття електронної таблиці. </text:span><text:span text:style-name="T99">Практична робота №</text:span><text:span text:style-name="T100">6</text:span><text:span text:style-name="T99">. </text:span><text:span text:style-name="T95">Табличні процесори, їх призначення. Середовище табличного процесора. Інструктаж з БЖД.</text:span></text:p>
          </table:table-cell>
          <table:table-cell table:style-name="Таблиця4.D1" office:value-type="string">
            <text:p text:style-name="P42"/>
          </table:table-cell>
        </table:table-row>
        <table:table-row table:style-name="Таблиця4.13">
          <table:table-cell table:style-name="Таблиця4.A1" office:value-type="string">
            <text:list xml:id="list155527945879483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1" office:value-type="string">
            <text:p text:style-name="P64">2.</text:p>
          </table:table-cell>
          <table:table-cell table:style-name="Таблиця4.A1" office:value-type="string">
            <text:p text:style-name="P82">Об’єкти електронних таблиць — аркуш, клітинка, діапазон клітинок.</text:p>
          </table:table-cell>
          <table:table-cell table:style-name="Таблиця4.D1" office:value-type="string">
            <text:p text:style-name="P42"/>
          </table:table-cell>
        </table:table-row>
        <table:table-row table:style-name="Таблиця4.14">
          <table:table-cell table:style-name="Таблиця4.A1" office:value-type="string">
            <text:list xml:id="list155526862611220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1" office:value-type="string">
            <text:p text:style-name="P64">3.</text:p>
          </table:table-cell>
          <table:table-cell table:style-name="Таблиця4.A1" office:value-type="string">
            <text:p text:style-name="P71"><text:span text:style-name="T35">Практична робота №</text:span><text:span text:style-name="T36">7</text:span><text:span text:style-name="T35">. </text:span><text:span text:style-name="T5">Адресація. Формули. </text:span><text:span text:style-name="T10">Інструктаж з БЖД.</text:span></text:p>
          </table:table-cell>
          <table:table-cell table:style-name="Таблиця4.D1" office:value-type="string">
            <text:p text:style-name="P42"/>
          </table:table-cell>
        </table:table-row>
        <table:table-row table:style-name="Таблиця4.15">
          <table:table-cell table:style-name="Таблиця4.A1" office:value-type="string">
            <text:list xml:id="list155526419432417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1" office:value-type="string">
            <text:p text:style-name="P64">4.</text:p>
          </table:table-cell>
          <table:table-cell table:style-name="Таблиця4.A1" office:value-type="string">
            <text:p text:style-name="P72"><text:span text:style-name="Font_20_Style42"><text:span text:style-name="T40">Копіювання та переміщення клітинок і діапазонів, зокрема тих, що містять формули. </text:span></text:span></text:p>
          </table:table-cell>
          <table:table-cell table:style-name="Таблиця4.D1" office:value-type="string">
            <text:p text:style-name="P42"/>
          </table:table-cell>
        </table:table-row>
        <table:table-row table:style-name="Таблиця4.15">
          <table:table-cell table:style-name="Таблиця4.A7" office:value-type="string">
            <text:list xml:id="list155527539823842" text:continue-numbering="true" text:style-name="WW8Num20">
              <text:list-item>
                <text:p text:style-name="P101"/>
              </text:list-item>
            </text:list>
          </table:table-cell>
          <table:table-cell table:style-name="Таблиця4.A7" office:value-type="string">
            <text:p text:style-name="P64"/>
          </table:table-cell>
          <table:table-cell table:style-name="Таблиця4.A7" office:value-type="string">
            <text:p text:style-name="P49"><text:span text:style-name="Font_20_Style42"><text:span text:style-name="T37">Узагальнення з теми.</text:span></text:span></text:p>
          </table:table-cell>
          <table:table-cell table:style-name="Таблиця4.D7" office:value-type="string">
            <text:p text:style-name="P42"/>
          </table:table-cell>
        </table:table-row>
        <table:table-row table:style-name="Таблиця4.17">
          <table:table-cell table:style-name="Таблиця4.D1" table:number-columns-spanned="4" office:value-type="string">
            <text:p text:style-name="P43"><text:span text:style-name="Font_20_Style42"><text:span text:style-name="T19"/></text:span></text:p>
            <text:p text:style-name="P39"><text:span text:style-name="Font_20_Style42"><text:span text:style-name="T19"/></text:span></text:p>
            <text:p text:style-name="P39"><text:span text:style-name="Font_20_Style42"><text:span text:style-name="T19"/></text:span></text:p>
            <text:p text:style-name="P39"><text:span text:style-name="Font_20_Style42"><text:span text:style-name="T19">Тема </text:span></text:span><text:span text:style-name="Font_20_Style46"><text:span text:style-name="T29">3</text:span></text:span><text:span text:style-name="Font_20_Style46"><text:span text:style-name="T30">.</text:span></text:span><text:span text:style-name="Font_20_Style42"><text:span text:style-name="T19"> </text:span></text:span><text:span text:style-name="T19"><text:s/></text:span><text:span text:style-name="Font_20_Style42"><text:span text:style-name="T20">Служби інтернету</text:span></text:span><text:span text:style-name="Font_20_Style46"><text:span text:style-name="T29"> (</text:span></text:span><text:span text:style-name="Font_20_Style46"><text:span text:style-name="T30">4 </text:span></text:span><text:span text:style-name="Font_20_Style46"><text:span text:style-name="T29">год)</text:span>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я4.18">
          <table:table-cell table:style-name="Таблиця4.A1" office:value-type="string">
            <text:p text:style-name="P39"><text:span text:style-name="Font_20_Style42"><text:span text:style-name="T40">9.</text:span></text:span></text:p>
          </table:table-cell>
          <table:table-cell table:style-name="Таблиця4.A1" office:value-type="string">
            <text:p text:style-name="P39"><text:span text:style-name="Font_20_Style42"><text:span text:style-name="T40">1.</text:span></text:span></text:p>
          </table:table-cell>
          <table:table-cell table:style-name="Таблиця4.A1" office:value-type="string">
            <text:p text:style-name="P76"><text:span text:style-name="Font_20_Style42"><text:span text:style-name="T47">Надсилання, отримання, перенаправлення повідомлень. </text:span></text:span><text:span text:style-name="Font_20_Style42"><text:span text:style-name="T49">Практична робота №</text:span></text:span><text:span text:style-name="Font_20_Style42"><text:span text:style-name="T50">8</text:span></text:span><text:span text:style-name="Font_20_Style42"><text:span text:style-name="T49">.</text:span></text:span><text:span text:style-name="Font_20_Style42"><text:span text:style-name="T48"> Пересилання файлів. Використання адресної книги та списків розсилки. Інструктаж з БЖД.</text:span></text:span></text:p>
          </table:table-cell>
          <table:table-cell table:style-name="Таблиця4.D1" office:value-type="string">
            <text:p text:style-name="P38"><text:span text:style-name="Font_20_Style42"><text:span text:style-name="T40"/></text:span></text:p>
          </table:table-cell>
        </table:table-row>
        <table:table-row table:style-name="Таблиця4.18">
          <table:table-cell table:style-name="Таблиця4.A1" office:value-type="string">
            <text:p text:style-name="P39"><text:span text:style-name="Font_20_Style42"><text:span text:style-name="T40">10.</text:span></text:span></text:p>
          </table:table-cell>
          <table:table-cell table:style-name="Таблиця4.A1" office:value-type="string">
            <text:p text:style-name="P39"><text:span text:style-name="Font_20_Style42"><text:span text:style-name="T40">2.</text:span></text:span></text:p>
          </table:table-cell>
          <table:table-cell table:style-name="Таблиця4.A1" office:value-type="string">
            <text:p text:style-name="P55"><text:span text:style-name="Font_20_Style42"><text:span text:style-name="T42">Зберігання даних та колективна робота з документами в Інтернеті. </text:span></text:span><text:span text:style-name="Font_20_Style42"><text:span text:style-name="T38">Практична робота №</text:span></text:span><text:span text:style-name="Font_20_Style42"><text:span text:style-name="T39">9</text:span></text:span><text:span text:style-name="Font_20_Style42"><text:span text:style-name="T38">. </text:span></text:span><text:span text:style-name="Font_20_Style42"><text:span text:style-name="T42">керування спільним доступом до них. Хмарні сервіси. </text:span></text:span><text:span text:style-name="Font_20_Style42"><text:span text:style-name="T43">Інструктаж з БЖД.</text:span></text:span></text:p>
          </table:table-cell>
          <table:table-cell table:style-name="Таблиця4.D1" office:value-type="string">
            <text:p text:style-name="P38"><text:span text:style-name="Font_20_Style42"><text:span text:style-name="T40"/></text:span></text:p>
          </table:table-cell>
        </table:table-row>
        <table:table-row table:style-name="Таблиця4.14">
          <table:table-cell table:style-name="Таблиця4.A1" office:value-type="string">
            <text:p text:style-name="P32"><text:span text:style-name="Font_20_Style42"><text:span text:style-name="T40">11.</text:span></text:span></text:p>
          </table:table-cell>
          <table:table-cell table:style-name="Таблиця4.A1" office:value-type="string">
            <text:p text:style-name="P32"><text:span text:style-name="Font_20_Style42"><text:span text:style-name="T40">3.</text:span></text:span></text:p>
          </table:table-cell>
          <table:table-cell table:style-name="Таблиця4.A1" office:value-type="string">
            <text:p text:style-name="P77"><text:span text:style-name="Font_20_Style42"><text:span text:style-name="T44">Інтернет речей. </text:span></text:span><text:span text:style-name="Font_20_Style42"><text:span text:style-name="T38">Практична робота №</text:span></text:span><text:span text:style-name="Font_20_Style42"><text:span text:style-name="T39">10</text:span></text:span><text:span text:style-name="Font_20_Style42"><text:span text:style-name="T38">. </text:span></text:span><text:span text:style-name="Font_20_Style42"><text:span text:style-name="T40">Онлайнові перекладачі. </text:span></text:span><text:span text:style-name="Font_20_Style42"><text:span text:style-name="T42">Інструктаж з БЖД. </text:span></text:span></text:p>
          </table:table-cell>
          <table:table-cell table:style-name="Таблиця4.D1" office:value-type="string">
            <text:p text:style-name="P38"><text:span text:style-name="Font_20_Style42"><text:span text:style-name="T40"/></text:span></text:p>
          </table:table-cell>
        </table:table-row>
        <table:table-row table:style-name="Таблиця4.21">
          <table:table-cell table:style-name="Таблиця4.A1" office:value-type="string">
            <text:p text:style-name="P32"><text:span text:style-name="Font_20_Style42"><text:span text:style-name="T40">12.</text:span></text:span></text:p>
          </table:table-cell>
          <table:table-cell table:style-name="Таблиця4.A1" office:value-type="string">
            <text:p text:style-name="P32"><text:span text:style-name="Font_20_Style42"><text:span text:style-name="T40">4.</text:span></text:span></text:p>
          </table:table-cell>
          <table:table-cell table:style-name="Таблиця4.C21" office:value-type="string">
            <text:p text:style-name="P62"><text:span text:style-name="Font_20_Style42"><text:span text:style-name="T37">Узагальнення з теми.</text:span></text:span></text:p>
          </table:table-cell>
          <table:table-cell table:style-name="Таблиця4.D1" office:value-type="string">
            <text:p text:style-name="P38"><text:span text:style-name="Font_20_Style42"><text:span text:style-name="T40"/></text:span></text:p>
          </table:table-cell>
        </table:table-row>
      </table:table>
      <text:p text:style-name="P30"><text:span text:style-name="Font_20_Style42"><text:span text:style-name="T29"/>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І. Пояснювальна записка</text:p>
      <text:p text:style-name="Standard"><text:span text:style-name="T5">На індивідуальному навчанні перебуває Карапетров Олександр, учень </text:span><text:span text:style-name="T15">8</text:span><text:span text:style-name="T5">-В класу.</text:span></text:p>
      <text:p text:style-name="Standard"><text:span text:style-name="T5">При складанні програми індивідуальних занять з Карапетровим Олександром використана програма Інформатика для </text:span><text:span text:style-name="T15">8</text:span><text:span text:style-name="T5"> класів загальноосвітніх навчальних закладів. Джерело: </text:span><text:span text:style-name="T4"><text:s/></text:span><text:span text:style-name="T46">mon</text:span><text:span text:style-name="T4">.</text:span><text:span text:style-name="T46">gov</text:span><text:span text:style-name="T4">.</text:span><text:span text:style-name="T46">ua</text:span><text:span text:style-name="T4"><text:line-break/></text:span><text:span text:style-name="T5">Заняття проводяться протягом І семестру 2 години на місяць (8 разів) та протягом ІІ семестру 2 години на місяць (9 разів). Режим занять: </text:span><text:span text:style-name="T6">2</text:span><text:span text:style-name="T5">, </text:span><text:span text:style-name="T6">4</text:span><text:span text:style-name="T5"> п’ятниця </text:span><text:span text:style-name="T112">8</text:span><text:span text:style-name="T5">.</text:span><text:span text:style-name="T7">0</text:span><text:span text:style-name="T5">0-</text:span><text:span text:style-name="T112">8</text:span><text:span text:style-name="T5">.</text:span><text:span text:style-name="T7">45.</text:span><text:span text:style-name="T5"><text:line-break/>Основне призначення інформатики – сприяти в оволодінню інформаційними технологіями, які використовуються в щоденному житті. Саме середня школа є тим навчальним закладом, де формуються базові механізми навичок володіння інформаційними технологіями, котрі у майбутньому випускники зможуть розвивати і удосконалювати відповідно до власних потреб. <text:line-break/>Отже, на кінець </text:span><text:span text:style-name="T7">7</text:span><text:span text:style-name="T5"> класу за темами, передбаченими програмою, Олександр повинен:</text:span></text:p>
      <text:list xml:id="list3674771206" text:style-name="WW8Num1">
        <text:list-item>
          <text:p text:style-name="P99">розуміє поняття вкладених алгоритмічних структур;</text:p>
        </text:list-item>
        <text:list-item>
          <text:p text:style-name="P99">знає і розуміє поняття об’єкта в програмуванні</text:p>
        </text:list-item>
        <text:list-item>
          <text:p text:style-name="P100">знати головні основи роботи з комп’ютером;</text:p>
        </text:list-item>
        <text:list-item>
          <text:p text:style-name="P98"><text:span text:style-name="T5">вміти працювати з </text:span><text:span text:style-name="T7">табличним</text:span><text:span text:style-name="T5"> </text:span><text:span text:style-name="T7">процесором</text:span><text:span text:style-name="T5">;</text:span></text:p>
        </text:list-item>
        <text:list-item>
          <text:p text:style-name="P98"><text:span text:style-name="T5">вміти працювати </text:span><text:span text:style-name="Font_20_Style42"><text:span text:style-name="T41">із службами інтернету.</text:span></text:span><text:span text:style-name="T5"><text:line-break/></text:span></text:p>
        </text:list-item>
      </text:list>
      <text:p text:style-name="P3">Інтенсифікація програми відбувається за рахунок об’єднання кількох тем скорочення змісту навчального матеріалу.</text:p>
      <text:p text:style-name="P63"><text:line-break/></text:p>
      <text:p text:style-name="P11"/>
      <text:p text:style-name="P14"/>
      <text:p text:style-name="P14"/>
      <text:p text:style-name="P14"/>
      <text:p text:style-name="P14"/>
      <text:p text:style-name="P14"/>
      <text:p text:style-name="P9"/>
      <text:p text:style-name="P10"><text:soft-page-break/>ІІ. Зведена підсумкова таблиця</text:p>
      <text:p text:style-name="P9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/>
        <table:table-column table:style-name="Таблиця5.D"/>
        <table:table-column table:style-name="Таблиця5.G"/>
        <table:table-row table:style-name="Таблиця5.1">
          <table:table-cell table:style-name="Таблиця5.A1" office:value-type="string">
            <text:p text:style-name="P14">№</text:p>
            <text:p text:style-name="P14"/>
          </table:table-cell>
          <table:table-cell table:style-name="Таблиця5.B1" office:value-type="string">
            <text:p text:style-name="P20">Тема</text:p>
          </table:table-cell>
          <table:table-cell table:style-name="Таблиця5.C1" table:number-columns-spanned="2" office:value-type="string">
            <text:p text:style-name="P20">Кількість тематичних</text:p>
          </table:table-cell>
          <table:covered-table-cell/>
          <table:table-cell table:style-name="Таблиця5.E1" table:number-columns-spanned="2" office:value-type="string">
            <text:p text:style-name="P20">Кількість узагальнень</text:p>
          </table:table-cell>
          <table:covered-table-cell/>
          <table:table-cell table:style-name="Таблиця5.G1" office:value-type="string">
            <text:p text:style-name="P20">Кількість обов’язкових видів контролю</text:p>
          </table:table-cell>
        </table:table-row>
        <table:table-row table:style-name="Таблиця5.2">
          <table:table-cell table:style-name="Таблиця5.A2" office:value-type="string">
            <text:p text:style-name="P13"/>
          </table:table-cell>
          <table:table-cell table:style-name="Таблиця5.B2" office:value-type="string">
            <text:p text:style-name="P12"/>
          </table:table-cell>
          <table:table-cell table:style-name="Таблиця5.B1" office:value-type="string">
            <text:p text:style-name="P20">За про-грамою</text:p>
          </table:table-cell>
          <table:table-cell table:style-name="Таблиця5.B1" office:value-type="string">
            <text:p text:style-name="P20">Індив.</text:p>
            <text:p text:style-name="P20">навчання</text:p>
          </table:table-cell>
          <table:table-cell table:style-name="Таблиця5.B1" office:value-type="string">
            <text:p text:style-name="P20">Індив.</text:p>
            <text:p text:style-name="P20">навчання</text:p>
          </table:table-cell>
          <table:table-cell table:style-name="Таблиця5.B1" office:value-type="string">
            <text:p text:style-name="P20">За про-грамою</text:p>
          </table:table-cell>
          <table:table-cell table:style-name="Таблиця5.G2" office:value-type="string">
            <text:p text:style-name="P20">індив.</text:p>
            <text:p text:style-name="P20">навчання</text:p>
          </table:table-cell>
        </table:table-row>
        <table:table-row table:style-name="Таблиця5.3">
          <table:table-cell table:style-name="Таблиця5.A3" office:value-type="string">
            <text:p text:style-name="P20">1.</text:p>
          </table:table-cell>
          <table:table-cell table:style-name="Таблиця5.B3" office:value-type="string">
            <text:p text:style-name="P58"><text:span text:style-name="Font_20_Style42"><text:span text:style-name="T61">Алгоритми та програми</text:span></text:span></text:p>
          </table:table-cell>
          <table:table-cell table:style-name="Таблиця5.B3" office:value-type="string">
            <text:p text:style-name="P29"/>
          </table:table-cell>
          <table:table-cell table:style-name="Таблиця5.B3" office:value-type="string">
            <text:p text:style-name="P21"/>
          </table:table-cell>
          <table:table-cell table:style-name="Таблиця5.E3" office:value-type="string">
            <text:p text:style-name="P21"/>
          </table:table-cell>
          <table:table-cell table:style-name="Таблиця5.B3" office:value-type="string">
            <text:p text:style-name="P21"/>
          </table:table-cell>
          <table:table-cell table:style-name="Таблиця5.G3" office:value-type="string">
            <text:p text:style-name="P13"/>
          </table:table-cell>
        </table:table-row>
        <table:table-row table:style-name="Таблиця5.4">
          <table:table-cell table:style-name="Таблиця5.A4" office:value-type="string">
            <text:p text:style-name="P20">2.</text:p>
          </table:table-cell>
          <table:table-cell table:style-name="Таблиця5.B4" office:value-type="string">
            <text:p text:style-name="P59"><text:span text:style-name="Font_20_Style42"><text:span text:style-name="T89">Опрацювання табличних даних</text:span></text:span><text:span text:style-name="Font_20_Style42"><text:span text:style-name="T87"> 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3"/>
          </table:table-cell>
          <table:table-cell table:style-name="Таблиця5.E4" office:value-type="string">
            <text:p text:style-name="P13"/>
          </table:table-cell>
          <table:table-cell table:style-name="Таблиця5.B4" office:value-type="string">
            <text:p text:style-name="P13"/>
          </table:table-cell>
          <table:table-cell table:style-name="Таблиця5.G4" office:value-type="string">
            <text:p text:style-name="P13"/>
          </table:table-cell>
        </table:table-row>
        <table:table-row table:style-name="Таблиця5.5">
          <table:table-cell table:style-name="Таблиця5.A4" office:value-type="string">
            <text:p text:style-name="P20">3.</text:p>
          </table:table-cell>
          <table:table-cell table:style-name="Таблиця5.B4" office:value-type="string">
            <text:p text:style-name="P58"><text:span text:style-name="Font_20_Style42"><text:span text:style-name="T57">Служби інтернету</text:span></text:span></text:p>
          </table:table-cell>
          <table:table-cell table:style-name="Таблиця5.B4" office:value-type="string">
            <text:p text:style-name="P26"/>
          </table:table-cell>
          <table:table-cell table:style-name="Таблиця5.B4" office:value-type="string">
            <text:p text:style-name="P13"/>
          </table:table-cell>
          <table:table-cell table:style-name="Таблиця5.E4" office:value-type="string">
            <text:p text:style-name="P13"/>
          </table:table-cell>
          <table:table-cell table:style-name="Таблиця5.B4" office:value-type="string">
            <text:p text:style-name="P13"/>
          </table:table-cell>
          <table:table-cell table:style-name="Таблиця5.G4" office:value-type="string">
            <text:p text:style-name="P13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atang" svg:font-family="Batang, 바탕"/>
    <style:font-face style:name="Lohit Devanagari2" svg:font-family="'Lohit Devanagari'"/>
    <style:font-face style:name="Courier New" svg:font-family="'Courier New'" style:font-family-generic="modern"/>
    <style:font-face style:name="Noto Serif CJK SC" svg:font-family="'Noto Serif CJK SC'" style:font-pitch="variable"/>
    <style:font-face style:name="Times New Roman1" svg:font-family="'Times New Roman'" style:font-pitch="variable"/>
    <style:font-face style:name="Antiqua" svg:font-family="Antiqua, 'Times New Roman'" style:font-family-generic="roman" style:font-pitch="variable"/>
    <style:font-face style:name="Arial1" svg:font-family="Arial" style:font-family-generic="roman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1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uk" fo:country="UA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51cm" fo:margin-right="0cm" fo:margin-top="0.423cm" fo:margin-bottom="0.423cm" loext:contextual-spacing="false" fo:line-height="150%" fo:text-indent="0cm" style:auto-text-indent="false" fo:keep-with-next="always"/>
      <style:text-properties style:font-name="Arial" fo:font-family="Arial" style:font-family-generic="swiss" style:font-pitch="variable" fo:font-size="16pt" fo:language="none" fo:country="none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0.499cm" fo:margin-right="0cm" fo:margin-top="0cm" fo:margin-bottom="0.212cm" loext:contextual-spacing="false" fo:line-height="100%" fo:hyphenation-ladder-count="no-limit" fo:text-indent="0cm" style:auto-text-indent="false"/>
      <style:text-properties style:font-name="Times New Roman" fo:font-family="'Times New Roman'" style:font-family-generic="roman" style:font-pitch="variable" fo:font-size="8pt" style:font-name-asian="Batang" style:font-family-asian="Batang, 바탕" style:font-size-asian="8pt" style:font-name-complex="Times New Roman" style:font-family-complex="'Times New Roman'" style:font-family-generic-complex="roman" style:font-pitch-complex="variable" style:font-size-complex="8pt" fo:hyphenate="false" fo:hyphenation-remain-char-count="2" fo:hyphenation-push-char-count="2"/>
    </style:style>
    <style:style style:name="List_20_Paragraph1" style:display-name="List Paragraph1" style:family="paragraph" style:parent-style-name="Standard">
      <style:paragraph-properties fo:margin-left="1.27cm" fo:margin-right="0cm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tyle13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yle16" style:family="paragraph" style:parent-style-name="Standard">
      <style:paragraph-properties fo:margin-top="0cm" fo:margin-bottom="0cm" loext:contextual-spacing="false" fo:line-height="0.379cm" fo:orphans="0" fo:widows="0" style:text-autospace="none"/>
      <style:text-properties style:font-name="Bookman Old Style" fo:font-family="'Bookman Old Style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orphans="0" fo:widows="0" fo:text-indent="0cm" style:auto-text-indent="false" style:text-autospace="none"/>
      <style:text-properties style:font-name="Times New Roman" fo:font-family="'Times New Roman'" style:font-family-generic="roman" style:font-pitch="variable" fo:font-size="10pt" fo:language="uk" fo:country="UA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у1" style:display-name="Абзац списку1" style:family="paragraph" style:parent-style-name="Standard">
      <style:paragraph-properties fo:margin-left="1.27cm" fo:margin-right="0cm" fo:margin-top="0cm" fo:margin-bottom="0cm" loext:contextual-spacing="true" fo:line-height="100%" fo:text-indent="0cm" style:auto-text-indent="false"/>
      <style:text-properties style:font-name="Times New Roman" fo:font-family="'Times New Roman'" style:font-family-generic="roman" style:font-pitch="variable" fo:font-size="10pt" fo:language="uk" fo:country="UA" style:font-name-asian="Batang" style:font-family-asian="Batang, 바탕" style:font-size-asian="10pt" style:font-name-complex="Times New Roman" style:font-family-complex="'Times New Roman'" style:font-family-generic-complex="roman" style:font-pitch-complex="variable" style:font-size-complex="10pt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Текст_20_примечания" style:display-name="Текст примечания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1.251cm" style:auto-text-indent="false"/>
      <style:text-properties style:font-name="Arial" fo:font-family="Arial" style:font-family-generic="swiss" style:font-pitch="variable" fo:font-size="10pt" fo:language="none" fo:country="none" style:font-name-asian="Batang" style:font-family-asian="Batang, 바탕" style:font-size-asian="10pt" style:language-asian="ko" style:country-asian="KR" style:font-name-complex="Arial" style:font-family-complex="Arial" style:font-family-generic-complex="swiss" style:font-pitch-complex="variable" style:font-size-complex="10pt"/>
    </style:style>
    <style:style style:name="Текст2" style:family="paragraph" style:parent-style-name="Standard">
      <style:paragraph-properties fo:margin-top="0cm" fo:margin-bottom="0cm" loext:contextual-spacing="false" fo:line-height="100%" fo:hyphenation-ladder-count="no-limit"/>
      <style:text-properties style:font-name="Courier New" fo:font-family="'Courier New'" style:font-family-generic="modern" fo:font-size="10pt" fo:language="uk" fo:country="UA" style:font-name-asian="Batang" style:font-family-asian="Batang, 바탕" style:font-size-asian="10pt" style:font-name-complex="Courier New" style:font-family-complex="'Courier New'" style:font-family-generic-complex="modern" style:font-size-complex="10pt" fo:hyphenate="false" fo:hyphenation-remain-char-count="2" fo:hyphenation-push-char-count="2"/>
    </style:style>
    <style:style style:name="Нормальний_20_текст" style:display-name="Нормальний текст" style:family="paragraph" style:parent-style-name="Standard">
      <style:paragraph-properties fo:margin-left="0cm" fo:margin-right="0cm" fo:margin-top="0.212cm" fo:margin-bottom="0cm" loext:contextual-spacing="false" fo:line-height="100%" fo:text-indent="1cm" style:auto-text-indent="false"/>
      <style:text-properties style:font-name="Antiqua" fo:font-family="Antiqua, 'Times New Roman'" style:font-family-generic="roman" style:font-pitch="variable" fo:font-size="13pt" fo:language="uk" fo:country="UA" style:font-name-asian="Batang" style:font-family-asian="Batang, 바탕" style:font-size-asian="13pt" style:font-name-complex="Antiqua" style:font-family-complex="Antiqua, 'Times New Roman'" style:font-family-generic-complex="roman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.002cm" style:type="right"/>
        </style:tab-stops>
      </style:paragraph-properties>
      <style:text-properties fo:language="none" fo:country="none"/>
    </style:style>
    <style:style style:name="Зміст_5f_вимоги" style:display-name="Зміст_вимоги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.85cm" style:auto-text-indent="false"/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margin-left="0cm" fo:margin-right="0cm" fo:margin-top="0cm" fo:margin-bottom="0.353cm" loext:contextual-spacing="false" fo:line-height="100%" fo:text-align="start" style:justify-single-word="false" fo:orphans="0" fo:widows="0" fo:text-indent="0cm" style:auto-text-indent="false"/>
      <style:text-properties fo:color="#000000" style:font-name="Calibri" fo:font-family="Calibri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14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1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WW8Num1z0" style:family="text">
      <style:text-properties style:font-name="Symbol" fo:font-family="Symbol" style:font-family-generic="roman" style:font-pitch="variable" style:font-charset="x-symbol" fo:font-size="14pt" fo:language="uk" fo:country="UA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Основной_20_шрифт_20_абзаца" style:display-name="Основной шрифт абзаца" style:family="text"/>
    <style:style style:name="Font_20_Style42" style:display-name="Font Style42" style:family="text">
      <style:text-properties style:font-name="Bookman Old Style" fo:font-family="'Bookman Old Style'" style:font-family-generic="roman" style:font-pitch="variable" fo:font-size="7pt" fo:font-weight="bold" style:font-size-asian="7pt" style:font-weight-asian="bold" style:font-name-complex="Bookman Old Style" style:font-family-complex="'Bookman Old Style'" style:font-family-generic-complex="roman" style:font-pitch-complex="variable" style:font-size-complex="7pt" style:font-weight-complex="bold"/>
    </style:style>
    <style:style style:name="Font_20_Style46" style:display-name="Font Style46" style:family="text">
      <style:text-properties style:font-name="Bookman Old Style" fo:font-family="'Bookman Old Style'" style:font-family-generic="roman" style:font-pitch="variable" fo:font-size="8pt" style:font-size-asian="8pt" style:font-name-complex="Bookman Old Style" style:font-family-complex="'Bookman Old Style'" style:font-family-generic-complex="roman" style:font-pitch-complex="variable" style:font-size-complex="8pt"/>
    </style:style>
    <style:style style:name="apple-converted-space" style:family="text" style:parent-style-name="Основной_20_шрифт_20_абзаца"/>
    <style:style style:name="Основной_20_текст_20_с_20_отступом_20_Знак" style:display-name="Основной текст с отступом Знак" style:family="text">
      <style:text-properties style:font-name="Times New Roman" fo:font-family="'Times New Roman'" style:font-family-generic="roman" style:font-pitch="variable" fo:font-size="10pt" fo:language="uk" fo:country="UA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ps" style:family="text"/>
    <style:style style:name="Заголовок_20_1_20_Знак" style:display-name="Заголовок 1 Знак" style:family="text">
      <style:text-properties style:font-name="Arial" fo:font-family="Arial" style:font-family-generic="swiss" style:font-pitch="variable" fo:font-size="16pt" fo:font-weight="bold" style:letter-kerning="true" style:font-name-asian="Batang" style:font-family-asian="Batang, 바탕" style:font-size-asian="16pt" style:language-asian="ko" style:country-asian="KR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Текст_20_примечания_20_Знак" style:display-name="Текст примечания Знак" style:family="text">
      <style:text-properties style:font-name="Arial" fo:font-family="Arial" style:font-family-generic="swiss" style:font-pitch="variable" style:font-name-asian="Batang" style:font-family-asian="Batang, 바탕" style:language-asian="ko" style:country-asian="KR" style:font-name-complex="Arial" style:font-family-complex="Arial" style:font-family-generic-complex="swiss" style:font-pitch-complex="variable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Зміст_5f_вимоги_20_Знак" style:display-name="Зміст_вимоги Знак" style:family="text">
      <style:text-properties fo:color="#000000" style:font-name="Times New Roman" fo:font-family="'Times New Roman'" style:font-family-generic="roman" style:font-pitch="variable" fo:font-size="12pt" fo:language="uk" fo:country="UA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ма_20_примечания_20_Знак" style:display-name="Тема примечания Знак" style:family="text">
      <style:text-properties fo:color="#000000" style:font-name="Arial" fo:font-family="Arial" style:font-family-generic="swiss" style:font-pitch="variable" fo:language="uk" fo:country="UA" fo:font-weight="bold" style:font-name-asian="Calibri" style:font-family-asian="Calibri" style:font-family-generic-asian="swiss" style:font-pitch-asian="variable" style:font-weight-asian="bold" style:font-name-complex="Calibri" style:font-family-complex="Calibri" style:font-family-generic-complex="swiss" style:font-pitch-complex="variable" style:font-weight-complex="bold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064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33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4.604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874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144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414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9.684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954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2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2.579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3.849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5.119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6.389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7.659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8.929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0.19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1.469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2.7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1.769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3.039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4.309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5.579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6.849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8.119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635cm" fo:margin-left="9.3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635cm" fo:margin-left="10.659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635cm" fo:margin-left="11.92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1.831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3.101cm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4.371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2.466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3.736cm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5.006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6.276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7.546cm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8.816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0.086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1.356cm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2.62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1.944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3.21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4.484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5.754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7.024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8.294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fo:text-indent="-0.635cm" fo:margin-left="9.564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fo:text-indent="-0.635cm" fo:margin-left="10.834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fo:text-indent="-0.635cm" fo:margin-left="12.10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635cm" fo:margin-left="0.915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1cm" fo:margin-left="1cm" fo:margin-right="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еретворення_20_1" style:display-name="Перетворення 1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Куси4ка</meta:initial-creator>
    <meta:creation-date>2017-09-11T22:26:00</meta:creation-date>
    <dc:date>2019-09-28T15:55:25.725759955</dc:date>
    <meta:print-date>2018-10-28T15:21:47.731762977</meta:print-date>
    <meta:editing-cycles>21</meta:editing-cycles>
    <meta:editing-duration>PT53M5S</meta:editing-duration>
    <meta:generator>LibreOffice/6.3.1.2$Linux_X86_64 LibreOffice_project/30$Build-2</meta:generator>
    <meta:document-statistic meta:table-count="5" meta:image-count="0" meta:object-count="0" meta:page-count="8" meta:paragraph-count="196" meta:word-count="1034" meta:character-count="8111" meta:non-whitespace-character-count="7024"/>
  </office:meta>
</office:document-meta>
</file>